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2.00pt" fo:font-weight="bold" fo:font-family="'Times New Roman'" style:font-family-asian="'Times New Roman'" style:font-family-complex="'Times New Roman'"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0.00pt" fo:font-weight="normal" fo:font-family="'Times New Roman'" style:font-family-asian="'Times New Roman'" style:font-family-complex="'Times New Roman'" fo:background-color="transparent" style:use-window-font-color="true"/>
    </style:style>
    <style:style style:name="T9" style:family="text">
      <style:text-properties fo:font-size="12.00pt" fo:font-weight="normal" fo:font-family="'Times New Roman'" style:font-family-asian="'Times New Roman'" style:font-family-complex="'Times New Roman'" fo:background-color="transparent" style:use-window-font-color="true"/>
    </style:style>
    <style:style style:name="T10" style:family="text">
      <style:text-properties fo:font-size="8.00pt" fo:font-weight="normal" fo:font-family="'Times New Roman'" style:font-family-asian="'Times New Roman'" style:font-family-complex="'Times New Roman'"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8.00pt" fo:font-weight="normal" fo:font-family="'Times New Roman'" style:font-family-asian="'Times New Roman'" style:font-family-complex="'Times New Roman'"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8.00pt" fo:font-weight="normal" fo:font-family="'Times New Roman'" style:font-family-asian="'Times New Roman'" style:font-family-complex="'Times New Roman'" fo:background-color="transparent" style:use-window-font-color="true"/>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T16" style:family="text">
      <style:text-properties fo:font-size="8.00pt" fo:font-weight="normal" fo:font-family="'Times New Roman'" style:font-family-asian="'Times New Roman'" style:font-family-complex="'Times New Roman'"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8.00pt" fo:font-weight="normal" fo:font-family="'Times New Roman'" style:font-family-asian="'Times New Roman'" style:font-family-complex="'Times New Roman'" fo:background-color="transparent" style:use-window-font-color="true"/>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8.00pt" fo:font-weight="normal" fo:font-family="'Times New Roman'" style:font-family-asian="'Times New Roman'" style:font-family-complex="'Times New Roman'" fo:background-color="transparent" style:use-window-font-color="true"/>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8.00pt" fo:font-weight="normal" fo:font-family="'Times New Roman'" style:font-family-asian="'Times New Roman'" style:font-family-complex="'Times New Roman'"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8.00pt" fo:font-weight="normal" fo:font-family="'Times New Roman'" style:font-family-asian="'Times New Roman'" style:font-family-complex="'Times New Roman'" fo:background-color="transparent" style:use-window-font-color="true"/>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8.00pt" fo:font-weight="normal" fo:font-family="'Times New Roman'" style:font-family-asian="'Times New Roman'" style:font-family-complex="'Times New Roman'" fo:background-color="transparent" style:use-window-font-color="true"/>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8.00pt" fo:font-weight="normal" fo:font-family="'Times New Roman'" style:font-family-asian="'Times New Roman'" style:font-family-complex="'Times New Roman'" fo:background-color="transparent" style:use-window-font-color="true"/>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0.00pt" fo:font-weight="normal" fo:font-family="'Times New Roman'" style:font-family-asian="'Times New Roman'" style:font-family-complex="'Times New Roman'" fo:background-color="transparent" style:use-window-font-color="true"/>
    </style:style>
    <style:style style:name="T33" style:family="text">
      <style:text-properties fo:font-size="12.00pt" fo:font-weight="normal" fo:font-family="'Times New Roman'" style:font-family-asian="'Times New Roman'" style:font-family-complex="'Times New Roman'"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Times New Roman'" style:font-family-asian="'Times New Roman'" style:font-family-complex="'Times New Roman'" fo:background-color="transparent" style:use-window-font-color="true"/>
    </style:style>
    <style:style style:name="T36" style:family="text">
      <style:text-properties fo:font-size="12.00pt" fo:font-weight="bold" fo:font-family="'Times New Roman'" style:font-family-asian="'Times New Roman'" style:font-family-complex="'Times New Roman'" fo:background-color="transparent" style:use-window-font-color="true"/>
    </style:style>
    <style:style style:name="T37" style:family="text">
      <style:text-properties fo:font-size="12.00pt" fo:font-weight="normal" fo:font-family="'Times New Roman'" style:font-family-asian="'Times New Roman'" style:font-family-complex="'Times New Roman'" fo:background-color="transparent" style:use-window-font-color="true"/>
    </style:style>
    <style:style style:name="T38" style:family="text">
      <style:text-properties fo:font-size="12.00pt" fo:font-weight="bold" fo:font-family="'Times New Roman'" style:font-family-asian="'Times New Roman'" style:font-family-complex="'Times New Roman'" fo:background-color="transparent" style:use-window-font-color="true"/>
    </style:style>
    <style:style style:name="T39" style:family="text">
      <style:text-properties fo:font-size="12.00pt" fo:font-weight="normal" fo:font-family="'Times New Roman'" style:font-family-asian="'Times New Roman'" style:font-family-complex="'Times New Roman'" fo:background-color="transparent" style:use-window-font-color="true"/>
    </style:style>
    <style:style style:name="T40" style:family="text">
      <style:text-properties fo:font-size="12.00pt" fo:font-weight="bold" fo:font-family="'Times New Roman'" style:font-family-asian="'Times New Roman'" style:font-family-complex="'Times New Roman'" fo:background-color="transparent" style:use-window-font-color="true"/>
    </style:style>
    <style:style style:name="T41" style:family="text">
      <style:text-properties fo:font-size="12.00pt" fo:font-weight="normal" fo:font-family="'Times New Roman'" style:font-family-asian="'Times New Roman'" style:font-family-complex="'Times New Roman'" fo:background-color="transparent" style:use-window-font-color="true"/>
    </style:style>
    <style:style style:name="T42" style:family="text">
      <style:text-properties fo:font-size="12.00pt" fo:font-weight="bold" fo:font-family="'Times New Roman'" style:font-family-asian="'Times New Roman'" style:font-family-complex="'Times New Roman'" fo:background-color="transparent" style:use-window-font-color="true"/>
    </style:style>
    <style:style style:name="T43" style:family="text">
      <style:text-properties fo:font-size="12.00pt" fo:font-weight="normal" fo:font-family="'Times New Roman'" style:font-family-asian="'Times New Roman'" style:font-family-complex="'Times New Roman'" fo:background-color="transparent" style:use-window-font-color="true"/>
    </style:style>
    <style:style style:name="T44" style:family="text">
      <style:text-properties fo:font-size="12.00pt" fo:font-weight="bold" fo:font-family="'Times New Roman'" style:font-family-asian="'Times New Roman'" style:font-family-complex="'Times New Roman'" fo:background-color="transparent" style:use-window-font-color="true"/>
    </style:style>
    <style:style style:name="T45" style:family="text">
      <style:text-properties fo:font-size="12.00pt" fo:font-weight="normal" fo:font-family="'Times New Roman'" style:font-family-asian="'Times New Roman'" style:font-family-complex="'Times New Roman'" fo:background-color="transparent" style:use-window-font-color="true"/>
    </style:style>
    <style:style style:name="T46" style:family="text">
      <style:text-properties fo:font-size="12.00pt" fo:font-weight="bold" fo:font-family="'Times New Roman'" style:font-family-asian="'Times New Roman'" style:font-family-complex="'Times New Roman'" fo:background-color="transparent" style:use-window-font-color="true"/>
    </style:style>
    <style:style style:name="T47" style:family="text">
      <style:text-properties fo:font-size="12.00pt" fo:font-weight="normal" fo:font-family="'Times New Roman'" style:font-family-asian="'Times New Roman'" style:font-family-complex="'Times New Roman'"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Times New Roman'" style:font-family-asian="'Times New Roman'" style:font-family-complex="'Times New Roman'"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bold" fo:font-family="'Times New Roman'" style:font-family-asian="'Times New Roman'" style:font-family-complex="'Times New Roman'" fo:background-color="transparent" style:use-window-font-color="true"/>
    </style:style>
    <style:style style:name="T52" style:family="text">
      <style:text-properties fo:font-size="12.00pt" fo:font-weight="normal" fo:font-family="'Times New Roman'" style:font-family-asian="'Times New Roman'" style:font-family-complex="'Times New Roman'" fo:background-color="transparent" style:use-window-font-color="true"/>
    </style:style>
    <style:style style:name="T53" style:family="text">
      <style:text-properties fo:font-size="12.00pt" fo:font-weight="bold" fo:font-family="'Times New Roman'" style:font-family-asian="'Times New Roman'" style:font-family-complex="'Times New Roman'" fo:background-color="transparent" style:use-window-font-color="true"/>
    </style:style>
    <style:style style:name="T54" style:family="text">
      <style:text-properties fo:font-size="12.00pt" fo:font-weight="normal" fo:font-family="'Times New Roman'" style:font-family-asian="'Times New Roman'" style:font-family-complex="'Times New Roman'" fo:background-color="transparent" style:use-window-font-color="true"/>
    </style:style>
    <style:style style:name="T55" style:family="text">
      <style:text-properties fo:font-size="12.00pt" fo:font-weight="bold" fo:font-family="'Times New Roman'" style:font-family-asian="'Times New Roman'" style:font-family-complex="'Times New Roman'" fo:background-color="transparent" style:use-window-font-color="true"/>
    </style:style>
    <style:style style:name="T56" style:family="text">
      <style:text-properties fo:font-size="12.00pt" fo:font-weight="normal" fo:font-family="'Times New Roman'" style:font-family-asian="'Times New Roman'" style:font-family-complex="'Times New Roman'" fo:background-color="transparent" style:use-window-font-color="true"/>
    </style:style>
    <style:style style:name="T57" style:family="text">
      <style:text-properties fo:font-size="12.00pt" fo:font-weight="bold" fo:font-family="'Times New Roman'" style:font-family-asian="'Times New Roman'" style:font-family-complex="'Times New Roman'" fo:background-color="transparent" style:use-window-font-color="true"/>
    </style:style>
    <style:style style:name="T58" style:family="text">
      <style:text-properties fo:font-size="12.00pt" fo:font-weight="normal" fo:font-family="'Times New Roman'" style:font-family-asian="'Times New Roman'" style:font-family-complex="'Times New Roman'" fo:background-color="transparent" style:use-window-font-color="true"/>
    </style:style>
    <style:style style:name="T59" style:family="text">
      <style:text-properties fo:font-size="12.00pt" fo:font-weight="bold" fo:font-family="'Times New Roman'" style:font-family-asian="'Times New Roman'" style:font-family-complex="'Times New Roman'" fo:background-color="transparent" style:use-window-font-color="true"/>
    </style:style>
    <style:style style:name="T60" style:family="text">
      <style:text-properties fo:font-size="12.00pt" fo:font-weight="normal" fo:font-family="'Times New Roman'" style:font-family-asian="'Times New Roman'" style:font-family-complex="'Times New Roman'" fo:background-color="transparent" style:use-window-font-color="true"/>
    </style:style>
    <style:style style:name="T61" style:family="text">
      <style:text-properties fo:font-size="12.00pt" fo:font-weight="bold" fo:font-family="'Times New Roman'" style:font-family-asian="'Times New Roman'" style:font-family-complex="'Times New Roman'" fo:background-color="transparent" style:use-window-font-color="true"/>
    </style:style>
    <style:style style:name="T62" style:family="text">
      <style:text-properties fo:font-size="12.00pt" fo:font-weight="normal" fo:font-family="'Times New Roman'" style:font-family-asian="'Times New Roman'" style:font-family-complex="'Times New Roman'"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bold" fo:font-family="'Times New Roman'" style:font-family-asian="'Times New Roman'" style:font-family-complex="'Times New Roman'" fo:background-color="transparent" style:use-window-font-color="true"/>
    </style:style>
    <style:style style:name="T65" style:family="text">
      <style:text-properties fo:font-size="12.00pt" fo:font-weight="normal" fo:font-family="'Times New Roman'" style:font-family-asian="'Times New Roman'" style:font-family-complex="'Times New Roman'" fo:background-color="transparent" style:use-window-font-color="true"/>
    </style:style>
    <style:style style:name="T66" style:family="text">
      <style:text-properties fo:font-size="12.00pt" fo:font-weight="bold" fo:font-family="'Times New Roman'" style:font-family-asian="'Times New Roman'" style:font-family-complex="'Times New Roman'" fo:background-color="transparent" style:use-window-font-color="true"/>
    </style:style>
    <style:style style:name="T67" style:family="text">
      <style:text-properties fo:font-size="12.00pt" fo:font-weight="normal" fo:font-family="'Times New Roman'" style:font-family-asian="'Times New Roman'" style:font-family-complex="'Times New Roman'" fo:background-color="transparent" style:use-window-font-color="true"/>
    </style:style>
    <style:style style:name="T68" style:family="text">
      <style:text-properties fo:font-size="12.00pt" fo:font-weight="bold" fo:font-family="'Times New Roman'" style:font-family-asian="'Times New Roman'" style:font-family-complex="'Times New Roman'" fo:background-color="transparent" style:use-window-font-color="true"/>
    </style:style>
    <style:style style:name="T69" style:family="text">
      <style:text-properties fo:font-size="12.00pt" fo:font-weight="normal" fo:font-family="'Times New Roman'" style:font-family-asian="'Times New Roman'" style:font-family-complex="'Times New Roman'" fo:background-color="transparent" style:use-window-font-color="true"/>
    </style:style>
    <style:style style:name="T70" style:family="text">
      <style:text-properties fo:font-size="12.00pt" fo:font-weight="bold" fo:font-family="'Times New Roman'" style:font-family-asian="'Times New Roman'" style:font-family-complex="'Times New Roman'" fo:background-color="transparent" style:use-window-font-color="true"/>
    </style:style>
    <style:style style:name="T71" style:family="text">
      <style:text-properties fo:font-size="12.00pt" fo:font-weight="normal" fo:font-family="'Times New Roman'" style:font-family-asian="'Times New Roman'" style:font-family-complex="'Times New Roman'" fo:background-color="transparent" style:use-window-font-color="true"/>
    </style:style>
    <style:style style:name="T72" style:family="text">
      <style:text-properties fo:font-size="12.00pt" fo:font-weight="bold" fo:font-family="'Times New Roman'" style:font-family-asian="'Times New Roman'" style:font-family-complex="'Times New Roman'" fo:background-color="transparent" style:use-window-font-color="true"/>
    </style:style>
    <style:style style:name="T73" style:family="text">
      <style:text-properties fo:font-size="12.00pt" fo:font-weight="normal" fo:font-family="'Times New Roman'" style:font-family-asian="'Times New Roman'" style:font-family-complex="'Times New Roman'"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24.00pt" fo:font-weight="bold" fo:font-family="'Liberation Serif'" style:font-family-asian="'Liberation Serif'" style:font-family-complex="'Liberation Serif'" fo:background-color="transparent" style:use-window-font-color="true"/>
    </style:style>
    <style:style style:name="T76" style:family="text">
      <style:text-properties fo:font-size="12.00pt" fo:font-weight="normal" fo:font-family="'Times New Roman'" style:font-family-asian="'Times New Roman'" style:font-family-complex="'Times New Roman'" fo:background-color="transparent" style:use-window-font-color="true"/>
    </style:style>
    <style:style style:name="T77"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78" style:family="text">
      <style:text-properties fo:font-size="12.00pt" fo:font-weight="normal" fo:font-family="'Times New Roman'" style:font-family-asian="'Times New Roman'" style:font-family-complex="'Times New Roman'" fo:background-color="transparent" style:use-window-font-color="true"/>
    </style:style>
    <style:style style:name="T7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80"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8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82" style:family="text">
      <style:text-properties fo:font-size="12.00pt" fo:font-weight="normal" fo:font-family="'Times New Roman'" style:font-family-asian="'Times New Roman'" style:font-family-complex="'Times New Roman'" fo:background-color="transparent" style:use-window-font-color="true"/>
    </style:style>
    <style:style style:name="T83" style:family="text">
      <style:text-properties fo:font-size="12.00pt" fo:font-weight="bold" fo:font-family="'Times New Roman'" style:font-family-asian="'Times New Roman'" style:font-family-complex="'Times New Roman'" fo:background-color="transparent" style:use-window-font-color="true"/>
    </style:style>
    <style:style style:name="T84" style:family="text">
      <style:text-properties fo:font-size="12.00pt" fo:font-weight="normal" fo:font-family="'Times New Roman'" style:font-family-asian="'Times New Roman'" style:font-family-complex="'Times New Roman'" fo:background-color="transparent" style:use-window-font-color="true"/>
    </style:style>
    <style:style style:name="T85"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86" style:family="text">
      <style:text-properties fo:font-size="12.00pt" fo:font-weight="normal" fo:font-family="'Times New Roman'" style:font-family-asian="'Times New Roman'" style:font-family-complex="'Times New Roman'" fo:background-color="transparent" style:use-window-font-color="true"/>
    </style:style>
    <style:style style:name="T87" style:family="text">
      <style:text-properties fo:font-size="18.00pt" fo:font-weight="bold" fo:font-family="'Liberation Serif'" style:font-family-asian="'Liberation Serif'" style:font-family-complex="'Liberation Serif'" fo:background-color="transparent" style:use-window-font-color="true"/>
    </style:style>
    <style:style style:name="T88" style:family="text">
      <style:text-properties fo:font-size="12.00pt" fo:font-weight="bold" fo:font-family="'Times New Roman'" style:font-family-asian="'Times New Roman'" style:font-family-complex="'Times New Roman'" fo:background-color="transparent" style:use-window-font-color="true"/>
    </style:style>
    <style:style style:name="T89" style:family="text">
      <style:text-properties fo:font-size="12.00pt" fo:font-weight="normal" fo:font-family="'Times New Roman'" style:font-family-asian="'Times New Roman'" style:font-family-complex="'Times New Roman'" fo:background-color="transparent" style:use-window-font-color="true"/>
    </style:style>
    <style:style style:name="T90" style:family="text">
      <style:text-properties fo:font-size="12.00pt" fo:font-weight="bold" fo:font-family="'Times New Roman'" style:font-family-asian="'Times New Roman'" style:font-family-complex="'Times New Roman'" fo:background-color="transparent" style:use-window-font-color="true"/>
    </style:style>
    <style:style style:name="T91" style:family="text">
      <style:text-properties fo:font-size="12.00pt" fo:font-weight="normal" fo:font-family="'Times New Roman'" style:font-family-asian="'Times New Roman'" style:font-family-complex="'Times New Roman'" fo:background-color="transparent" style:use-window-font-color="true"/>
    </style:style>
    <style:style style:name="T92" style:family="text">
      <style:text-properties fo:font-size="12.00pt" fo:font-weight="bold" fo:font-family="'Times New Roman'" style:font-family-asian="'Times New Roman'" style:font-family-complex="'Times New Roman'" fo:background-color="transparent" style:use-window-font-color="true"/>
    </style:style>
    <style:style style:name="T93" style:family="text">
      <style:text-properties fo:font-size="12.00pt" fo:font-weight="normal" fo:font-family="'Times New Roman'" style:font-family-asian="'Times New Roman'" style:font-family-complex="'Times New Roman'" fo:background-color="transparent" style:use-window-font-color="true"/>
    </style:style>
    <style:style style:name="T94" style:family="text">
      <style:text-properties fo:font-size="12.00pt" fo:font-weight="bold" fo:font-family="'Times New Roman'" style:font-family-asian="'Times New Roman'" style:font-family-complex="'Times New Roman'" fo:background-color="transparent" style:use-window-font-color="true"/>
    </style:style>
    <style:style style:name="T95"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96" style:family="text">
      <style:text-properties fo:font-size="12.00pt" fo:font-weight="normal" fo:font-family="'Times New Roman'" style:font-family-asian="'Times New Roman'" style:font-family-complex="'Times New Roman'"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24.00pt" fo:font-weight="bold" fo:font-family="'Liberation Serif'" style:font-family-asian="'Liberation Serif'" style:font-family-complex="'Liberation Serif'" fo:background-color="transparent" style:use-window-font-color="true"/>
    </style:style>
    <style:style style:name="T99" style:family="text">
      <style:text-properties fo:font-size="12.00pt" fo:font-weight="normal" fo:font-family="'Times New Roman'" style:font-family-asian="'Times New Roman'" style:font-family-complex="'Times New Roman'" fo:background-color="transparent" style:use-window-font-color="true"/>
    </style:style>
    <style:style style:name="T100" style:family="text">
      <style:text-properties fo:font-size="12.00pt" fo:font-weight="bold" fo:font-family="'Times New Roman'" style:font-family-asian="'Times New Roman'" style:font-family-complex="'Times New Roman'" fo:background-color="transparent" style:use-window-font-color="true"/>
    </style:style>
    <style:style style:name="T101" style:family="text">
      <style:text-properties fo:font-size="12.00pt" fo:font-weight="normal" fo:font-family="'Times New Roman'" style:font-family-asian="'Times New Roman'" style:font-family-complex="'Times New Roman'" fo:background-color="transparent" style:use-window-font-color="true"/>
    </style:style>
    <style:style style:name="T102"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03" style:family="text">
      <style:text-properties fo:font-size="12.00pt" fo:font-weight="normal" fo:font-family="'Times New Roman'" style:font-family-asian="'Times New Roman'" style:font-family-complex="'Times New Roman'"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8.00pt" fo:font-weight="bold" fo:font-family="'Liberation Serif'" style:font-family-asian="'Liberation Serif'" style:font-family-complex="'Liberation Serif'" fo:background-color="transparent" style:use-window-font-color="true"/>
    </style:style>
    <style:style style:name="T106" style:family="text">
      <style:text-properties fo:font-size="12.00pt" fo:font-weight="bold" fo:font-family="'Times New Roman'" style:font-family-asian="'Times New Roman'" style:font-family-complex="'Times New Roman'" fo:background-color="transparent" style:use-window-font-color="true"/>
    </style:style>
    <style:style style:name="T107" style:family="text">
      <style:text-properties fo:font-size="12.00pt" fo:font-weight="normal" fo:font-family="'Times New Roman'" style:font-family-asian="'Times New Roman'" style:font-family-complex="'Times New Roman'" fo:background-color="transparent" style:use-window-font-color="true"/>
    </style:style>
    <style:style style:name="T108" style:family="text">
      <style:text-properties fo:font-size="12.00pt" fo:font-weight="bold" fo:font-family="'Times New Roman'" style:font-family-asian="'Times New Roman'" style:font-family-complex="'Times New Roman'" fo:background-color="transparent" style:use-window-font-color="true"/>
    </style:style>
    <style:style style:name="T109" style:family="text">
      <style:text-properties fo:font-size="12.00pt" fo:font-weight="normal" fo:font-family="'Times New Roman'" style:font-family-asian="'Times New Roman'" style:font-family-complex="'Times New Roman'" fo:background-color="transparent" style:use-window-font-color="true"/>
    </style:style>
    <style:style style:name="T110" style:family="text">
      <style:text-properties fo:font-size="12.00pt" fo:font-weight="bold" fo:font-family="'Times New Roman'" style:font-family-asian="'Times New Roman'" style:font-family-complex="'Times New Roman'" fo:background-color="transparent" style:use-window-font-color="true"/>
    </style:style>
    <style:style style:name="T111" style:family="text">
      <style:text-properties fo:font-size="12.00pt" fo:font-weight="normal" fo:font-family="'Times New Roman'" style:font-family-asian="'Times New Roman'" style:font-family-complex="'Times New Roman'" fo:background-color="transparent" style:use-window-font-color="true"/>
    </style:style>
    <style:style style:name="T112" style:family="text">
      <style:text-properties fo:font-size="12.00pt" fo:font-weight="bold" fo:font-family="'Times New Roman'" style:font-family-asian="'Times New Roman'" style:font-family-complex="'Times New Roman'" fo:background-color="transparent" style:use-window-font-color="true"/>
    </style:style>
    <style:style style:name="T113" style:family="text">
      <style:text-properties fo:font-size="12.00pt" fo:font-weight="normal" fo:font-family="'Times New Roman'" style:font-family-asian="'Times New Roman'" style:font-family-complex="'Times New Roman'" fo:background-color="transparent" style:use-window-font-color="true"/>
    </style:style>
    <style:style style:name="T114" style:family="text">
      <style:text-properties fo:font-size="12.00pt" fo:font-weight="bold" fo:font-family="'Times New Roman'" style:font-family-asian="'Times New Roman'" style:font-family-complex="'Times New Roman'" fo:background-color="transparent" style:use-window-font-color="true"/>
    </style:style>
    <style:style style:name="T115" style:family="text">
      <style:text-properties fo:font-size="12.00pt" fo:font-weight="normal" fo:font-family="'Times New Roman'" style:font-family-asian="'Times New Roman'" style:font-family-complex="'Times New Roman'"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24.00pt" fo:font-weight="bold" fo:font-family="'Liberation Serif'" style:font-family-asian="'Liberation Serif'" style:font-family-complex="'Liberation Serif'" fo:background-color="transparent" style:use-window-font-color="true"/>
    </style:style>
    <style:style style:name="T118" style:family="text">
      <style:text-properties fo:font-size="12.00pt" fo:font-weight="normal" fo:font-family="'Times New Roman'" style:font-family-asian="'Times New Roman'" style:font-family-complex="'Times New Roman'" fo:background-color="transparent" style:use-window-font-color="true"/>
    </style:style>
    <style:style style:name="T119" style:family="text">
      <style:text-properties fo:font-size="18.00pt" fo:font-weight="bold" fo:font-family="'Liberation Serif'" style:font-family-asian="'Liberation Serif'" style:font-family-complex="'Liberation Serif'" fo:background-color="transparent" style:use-window-font-color="true"/>
    </style:style>
    <style:style style:name="T120" style:family="text">
      <style:text-properties fo:font-size="12.00pt" fo:font-weight="bold" fo:font-family="'Times New Roman'" style:font-family-asian="'Times New Roman'" style:font-family-complex="'Times New Roman'" fo:background-color="transparent" style:use-window-font-color="true"/>
    </style:style>
    <style:style style:name="T121" style:family="text">
      <style:text-properties fo:font-size="12.00pt" fo:font-weight="normal" fo:font-family="'Times New Roman'" style:font-family-asian="'Times New Roman'" style:font-family-complex="'Times New Roman'" fo:background-color="transparent" style:use-window-font-color="true"/>
    </style:style>
    <style:style style:name="T122" style:family="text">
      <style:text-properties fo:font-size="12.00pt" fo:font-weight="bold" fo:font-family="'Times New Roman'" style:font-family-asian="'Times New Roman'" style:font-family-complex="'Times New Roman'" fo:background-color="transparent" style:use-window-font-color="true"/>
    </style:style>
    <style:style style:name="T123" style:family="text">
      <style:text-properties fo:font-size="12.00pt" fo:font-weight="normal" fo:font-family="'Times New Roman'" style:font-family-asian="'Times New Roman'" style:font-family-complex="'Times New Roman'" fo:background-color="transparent" style:use-window-font-color="true"/>
    </style:style>
    <style:style style:name="T124" style:family="text">
      <style:text-properties fo:font-size="12.00pt" fo:font-weight="bold" fo:font-family="'Times New Roman'" style:font-family-asian="'Times New Roman'" style:font-family-complex="'Times New Roman'" fo:background-color="transparent" style:use-window-font-color="true"/>
    </style:style>
    <style:style style:name="T125" style:family="text">
      <style:text-properties fo:font-size="12.00pt" fo:font-weight="normal" fo:font-family="'Times New Roman'" style:font-family-asian="'Times New Roman'" style:font-family-complex="'Times New Roman'" fo:background-color="transparent" style:use-window-font-color="true"/>
    </style:style>
    <style:style style:name="T126"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27" style:family="text">
      <style:text-properties fo:font-size="12.00pt" fo:font-weight="normal" fo:font-family="'Times New Roman'" style:font-family-asian="'Times New Roman'" style:font-family-complex="'Times New Roman'" fo:background-color="transparent" style:use-window-font-color="true"/>
    </style:style>
    <style:style style:name="T128" style:family="text">
      <style:text-properties fo:font-size="12.00pt" fo:font-weight="bold" fo:font-family="'Times New Roman'" style:font-family-asian="'Times New Roman'" style:font-family-complex="'Times New Roman'" fo:background-color="transparent" style:use-window-font-color="true"/>
    </style:style>
    <style:style style:name="T129" style:family="text">
      <style:text-properties fo:font-size="12.00pt" fo:font-weight="normal" fo:font-family="'Times New Roman'" style:font-family-asian="'Times New Roman'" style:font-family-complex="'Times New Roman'"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24.00pt" fo:font-weight="bold" fo:font-family="'Liberation Serif'" style:font-family-asian="'Liberation Serif'" style:font-family-complex="'Liberation Serif'" fo:background-color="transparent" style:use-window-font-color="true"/>
    </style:style>
    <style:style style:name="T132" style:family="text">
      <style:text-properties fo:font-size="12.00pt" fo:font-weight="normal" fo:font-family="'Times New Roman'" style:font-family-asian="'Times New Roman'" style:font-family-complex="'Times New Roman'" fo:background-color="transparent" style:use-window-font-color="true"/>
    </style:style>
    <style:style style:name="T133"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34" style:family="text">
      <style:text-properties fo:font-size="12.00pt" fo:font-weight="normal" fo:font-family="'Times New Roman'" style:font-family-asian="'Times New Roman'" style:font-family-complex="'Times New Roman'" fo:background-color="transparent" style:use-window-font-color="true"/>
    </style:style>
    <style:style style:name="T135"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36" style:family="text">
      <style:text-properties fo:font-size="12.00pt" fo:font-weight="normal" fo:font-family="'Times New Roman'" style:font-family-asian="'Times New Roman'" style:font-family-complex="'Times New Roman'" fo:background-color="transparent" style:use-window-font-color="true"/>
    </style:style>
    <style:style style:name="T137"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38" style:family="text">
      <style:text-properties fo:font-size="12.00pt" fo:font-weight="normal" fo:font-family="'Times New Roman'" style:font-family-asian="'Times New Roman'" style:font-family-complex="'Times New Roman'" fo:background-color="transparent" style:use-window-font-color="true"/>
    </style:style>
    <style:style style:name="T139" style:family="text">
      <style:text-properties fo:font-size="18.00pt" fo:font-weight="bold" fo:font-family="'Liberation Serif'" style:font-family-asian="'Liberation Serif'" style:font-family-complex="'Liberation Serif'" fo:background-color="transparent" style:use-window-font-color="true"/>
    </style:style>
    <style:style style:name="T140" style:family="text">
      <style:text-properties fo:font-size="12.00pt" fo:font-weight="bold" fo:font-family="'Times New Roman'" style:font-family-asian="'Times New Roman'" style:font-family-complex="'Times New Roman'" fo:background-color="transparent" style:use-window-font-color="true"/>
    </style:style>
    <style:style style:name="T141" style:family="text">
      <style:text-properties fo:font-size="12.00pt" fo:font-weight="normal" fo:font-family="'Times New Roman'" style:font-family-asian="'Times New Roman'" style:font-family-complex="'Times New Roman'" fo:background-color="transparent" style:use-window-font-color="true"/>
    </style:style>
    <style:style style:name="T142"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43" style:family="text">
      <style:text-properties fo:font-size="12.00pt" fo:font-weight="normal" fo:font-family="'Times New Roman'" style:font-family-asian="'Times New Roman'" style:font-family-complex="'Times New Roman'" fo:background-color="transparent" style:use-window-font-color="true"/>
    </style:style>
    <style:style style:name="T144"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45" style:family="text">
      <style:text-properties fo:font-size="12.00pt" fo:font-weight="normal" fo:font-family="'Times New Roman'" style:font-family-asian="'Times New Roman'" style:font-family-complex="'Times New Roman'" fo:background-color="transparent" style:use-window-font-color="true"/>
    </style:style>
    <style:style style:name="T146" style:family="text">
      <style:text-properties fo:font-size="12.00pt" fo:font-weight="bold" fo:font-family="'Times New Roman'" style:font-family-asian="'Times New Roman'" style:font-family-complex="'Times New Roman'" fo:background-color="transparent" style:use-window-font-color="true"/>
    </style:style>
    <style:style style:name="T147" style:family="text">
      <style:text-properties fo:font-size="12.00pt" fo:font-weight="normal" fo:font-family="'Times New Roman'" style:font-family-asian="'Times New Roman'" style:font-family-complex="'Times New Roman'" fo:background-color="transparent" style:use-window-font-color="true"/>
    </style:style>
    <style:style style:name="T148"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49" style:family="text">
      <style:text-properties fo:font-size="12.00pt" fo:font-weight="normal" fo:font-family="'Times New Roman'" style:font-family-asian="'Times New Roman'" style:font-family-complex="'Times New Roman'" fo:background-color="transparent" style:use-window-font-color="true"/>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12.00pt" fo:font-weight="bold" fo:font-family="'Times New Roman'" style:font-family-asian="'Times New Roman'" style:font-family-complex="'Times New Roman'" fo:background-color="transparent" style:use-window-font-color="true"/>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8.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2.00pt" fo:font-weight="normal" fo:font-family="'Times New Roman'" style:font-family-asian="'Times New Roman'" style:font-family-complex="'Times New Roman'" fo:background-color="transparent" style:use-window-font-color="true"/>
    </style:style>
    <style:style style:name="T156" style:family="text">
      <style:text-properties fo:font-size="12.00pt" fo:font-weight="bold" fo:font-family="'Times New Roman'" style:font-family-asian="'Times New Roman'" style:font-family-complex="'Times New Roman'" fo:background-color="transparent" style:use-window-font-color="true"/>
    </style:style>
    <style:style style:name="T157" style:family="text">
      <style:text-properties fo:font-size="12.00pt" fo:font-weight="normal" fo:font-family="'Times New Roman'" style:font-family-asian="'Times New Roman'" style:font-family-complex="'Times New Roman'" fo:background-color="transparent" style:use-window-font-color="true"/>
    </style:style>
    <style:style style:name="T158" style:family="text">
      <style:text-properties fo:font-size="12.00pt" fo:font-weight="bold" fo:font-family="'Times New Roman'" style:font-family-asian="'Times New Roman'" style:font-family-complex="'Times New Roman'" fo:background-color="transparent" style:use-window-font-color="true"/>
    </style:style>
    <style:style style:name="T159" style:family="text">
      <style:text-properties fo:font-size="12.00pt" fo:font-weight="normal" fo:font-family="'Times New Roman'" style:font-family-asian="'Times New Roman'" style:font-family-complex="'Times New Roman'" fo:background-color="transparent" style:use-window-font-color="true"/>
    </style:style>
    <style:style style:name="T160" style:family="text">
      <style:text-properties fo:font-size="12.00pt" fo:font-weight="bold" fo:font-family="'Times New Roman'" style:font-family-asian="'Times New Roman'" style:font-family-complex="'Times New Roman'" fo:background-color="transparent" style:use-window-font-color="true"/>
    </style:style>
    <style:style style:name="T161" style:family="text">
      <style:text-properties fo:font-size="12.00pt" fo:font-weight="normal" fo:font-family="'Times New Roman'" style:font-family-asian="'Times New Roman'" style:font-family-complex="'Times New Roman'" fo:background-color="transparent" style:use-window-font-color="true"/>
    </style:style>
    <style:style style:name="T162" style:family="text">
      <style:text-properties fo:font-size="12.00pt" fo:font-weight="bold" fo:font-family="'Times New Roman'" style:font-family-asian="'Times New Roman'" style:font-family-complex="'Times New Roman'" fo:background-color="transparent" style:use-window-font-color="true"/>
    </style:style>
    <style:style style:name="T163" style:family="text">
      <style:text-properties fo:font-size="12.00pt" fo:font-weight="normal" fo:font-family="'Times New Roman'" style:font-family-asian="'Times New Roman'" style:font-family-complex="'Times New Roman'" fo:background-color="transparent" style:use-window-font-color="true"/>
    </style:style>
    <style:style style:name="T164" style:family="text">
      <style:text-properties fo:font-size="12.00pt" fo:font-weight="bold" fo:font-family="'Times New Roman'" style:font-family-asian="'Times New Roman'" style:font-family-complex="'Times New Roman'" fo:background-color="transparent" style:use-window-font-color="true"/>
    </style:style>
    <style:style style:name="T165" style:family="text">
      <style:text-properties fo:font-size="12.00pt" fo:font-weight="normal" fo:font-family="'Times New Roman'" style:font-family-asian="'Times New Roman'" style:font-family-complex="'Times New Roman'" fo:background-color="transparent" style:use-window-font-color="true"/>
    </style:style>
    <style:style style:name="T166" style:family="text">
      <style:text-properties fo:font-size="12.00pt" fo:font-weight="bold" fo:font-family="'Times New Roman'" style:font-family-asian="'Times New Roman'" style:font-family-complex="'Times New Roman'" fo:background-color="transparent" style:use-window-font-color="true"/>
    </style:style>
    <style:style style:name="T167" style:family="text">
      <style:text-properties fo:font-size="12.00pt" fo:font-weight="normal" fo:font-family="'Times New Roman'" style:font-family-asian="'Times New Roman'" style:font-family-complex="'Times New Roman'" fo:background-color="transparent" style:use-window-font-color="true"/>
    </style:style>
    <style:style style:name="T168" style:family="text">
      <style:text-properties fo:font-size="12.00pt" fo:font-weight="bold" fo:font-family="'Times New Roman'" style:font-family-asian="'Times New Roman'" style:font-family-complex="'Times New Roman'" fo:background-color="transparent" style:use-window-font-color="true"/>
    </style:style>
    <style:style style:name="T169" style:family="text">
      <style:text-properties fo:font-size="12.00pt" fo:font-weight="normal" fo:font-family="'Times New Roman'" style:font-family-asian="'Times New Roman'" style:font-family-complex="'Times New Roman'" fo:background-color="transparent" style:use-window-font-color="true"/>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2.00pt" fo:font-weight="normal" fo:font-family="'Times New Roman'" style:font-family-asian="'Times New Roman'" style:font-family-complex="'Times New Roman'"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74" style:family="text">
      <style:text-properties fo:font-size="10.00pt" fo:font-weight="bold" fo:font-family="'Droid Sans Mono'" style:font-family-asian="'Droid Sans Mono'" style:font-family-complex="'Droid Sans Mono'" fo:background-color="transparent" fo:color="#000000"/>
    </style:style>
    <style:style style:name="T175" style:family="text">
      <style:text-properties fo:font-size="10.00pt" fo:font-weight="normal" fo:font-family="'Droid Sans Mono'" style:font-family-asian="'Droid Sans Mono'" style:font-family-complex="'Droid Sans Mono'" fo:background-color="transparent" style:use-window-font-color="true"/>
    </style:style>
    <style:style style:name="T176" style:family="text">
      <style:text-properties fo:font-size="10.00pt" fo:font-weight="bold" fo:font-family="'Droid Sans Mono'" style:font-family-asian="'Droid Sans Mono'" style:font-family-complex="'Droid Sans Mono'" fo:background-color="transparent" fo:color="#000000"/>
    </style:style>
    <style:style style:name="T177" style:family="text">
      <style:text-properties fo:font-size="10.00pt" fo:font-weight="normal" fo:font-family="'Droid Sans Mono'" style:font-family-asian="'Droid Sans Mono'" style:font-family-complex="'Droid Sans Mono'" fo:background-color="transparent" style:use-window-font-color="true"/>
    </style:style>
    <style:style style:name="T178" style:family="text">
      <style:text-properties fo:font-size="10.00pt" fo:font-weight="normal" fo:font-family="'Droid Sans Mono'" style:font-family-asian="'Droid Sans Mono'" style:font-family-complex="'Droid Sans Mono'" fo:background-color="transparent" fo:color="#66cc66"/>
    </style:style>
    <style:style style:name="T179" style:family="text">
      <style:text-properties fo:font-size="10.00pt" fo:font-weight="normal" fo:font-family="'Droid Sans Mono'" style:font-family-asian="'Droid Sans Mono'" style:font-family-complex="'Droid Sans Mono'" fo:background-color="transparent" style:use-window-font-color="true"/>
    </style:style>
    <style:style style:name="T180" style:family="text">
      <style:text-properties fo:font-size="10.00pt" fo:font-weight="bold" fo:font-family="'Droid Sans Mono'" style:font-family-asian="'Droid Sans Mono'" style:font-family-complex="'Droid Sans Mono'" fo:background-color="transparent" fo:color="#000000"/>
    </style:style>
    <style:style style:name="T181" style:family="text">
      <style:text-properties fo:font-size="10.00pt" fo:font-weight="normal" fo:font-family="'Droid Sans Mono'" style:font-family-asian="'Droid Sans Mono'" style:font-family-complex="'Droid Sans Mono'" fo:background-color="transparent" style:use-window-font-color="true"/>
    </style:style>
    <style:style style:name="T182" style:family="text">
      <style:text-properties fo:font-size="10.00pt" fo:font-weight="normal" fo:font-family="'Droid Sans Mono'" style:font-family-asian="'Droid Sans Mono'" style:font-family-complex="'Droid Sans Mono'" fo:background-color="transparent" fo:color="#993333"/>
    </style:style>
    <style:style style:name="T183" style:family="text">
      <style:text-properties fo:font-size="10.00pt" fo:font-weight="normal" fo:font-family="'Droid Sans Mono'" style:font-family-asian="'Droid Sans Mono'" style:font-family-complex="'Droid Sans Mono'" fo:background-color="transparent" style:use-window-font-color="true"/>
    </style:style>
    <style:style style:name="T184" style:family="text">
      <style:text-properties fo:font-size="10.00pt" fo:font-weight="bold" fo:font-family="'Droid Sans Mono'" style:font-family-asian="'Droid Sans Mono'" style:font-family-complex="'Droid Sans Mono'" fo:background-color="transparent" fo:color="#000000"/>
    </style:style>
    <style:style style:name="T185" style:family="text">
      <style:text-properties fo:font-size="10.00pt" fo:font-weight="normal" fo:font-family="'Droid Sans Mono'" style:font-family-asian="'Droid Sans Mono'" style:font-family-complex="'Droid Sans Mono'" fo:background-color="transparent" style:use-window-font-color="true"/>
    </style:style>
    <style:style style:name="T186" style:family="text">
      <style:text-properties fo:font-size="10.00pt" fo:font-weight="bold" fo:font-family="'Droid Sans Mono'" style:font-family-asian="'Droid Sans Mono'" style:font-family-complex="'Droid Sans Mono'" fo:background-color="transparent" style:use-window-font-color="true"/>
    </style:style>
    <style:style style:name="T187" style:family="text">
      <style:text-properties fo:font-size="10.00pt" fo:font-weight="normal" fo:font-family="'Droid Sans Mono'" style:font-family-asian="'Droid Sans Mono'" style:font-family-complex="'Droid Sans Mono'"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0.00pt" fo:font-weight="normal" fo:font-family="'Droid Sans Mono'" style:font-family-asian="'Droid Sans Mono'" style:font-family-complex="'Droid Sans Mono'" fo:background-color="transparent" style:use-window-font-color="true"/>
    </style:style>
    <style:style style:name="T190" style:family="text">
      <style:text-properties fo:font-size="10.00pt" fo:font-weight="bold" fo:font-family="'Droid Sans Mono'" style:font-family-asian="'Droid Sans Mono'" style:font-family-complex="'Droid Sans Mono'" fo:background-color="transparent" style:use-window-font-color="true"/>
    </style:style>
    <style:style style:name="T191" style:family="text">
      <style:text-properties fo:font-size="10.00pt" fo:font-weight="normal" fo:font-family="'Droid Sans Mono'" style:font-family-asian="'Droid Sans Mono'" style:font-family-complex="'Droid Sans Mono'" fo:background-color="transparent" style:use-window-font-color="true"/>
    </style:style>
    <style:style style:name="T192" style:family="text">
      <style:text-properties fo:font-size="10.00pt" fo:font-weight="bold" fo:font-family="'Droid Sans Mono'" style:font-family-asian="'Droid Sans Mono'" style:font-family-complex="'Droid Sans Mono'" fo:background-color="transparent" style:use-window-font-color="true"/>
    </style:style>
    <style:style style:name="T193" style:family="text">
      <style:text-properties fo:font-size="10.00pt" fo:font-weight="normal" fo:font-family="'Droid Sans Mono'" style:font-family-asian="'Droid Sans Mono'" style:font-family-complex="'Droid Sans Mono'" fo:background-color="transparent" style:use-window-font-color="true"/>
    </style:style>
    <style:style style:name="T194" style:family="text">
      <style:text-properties fo:font-size="10.00pt" fo:font-weight="normal" fo:font-family="'Droid Sans Mono'" style:font-family-asian="'Droid Sans Mono'" style:font-family-complex="'Droid Sans Mono'" fo:background-color="transparent" fo:color="#006600"/>
    </style:style>
    <style:style style:name="T195" style:family="text">
      <style:text-properties fo:font-size="10.00pt" fo:font-weight="normal" fo:font-family="'Droid Sans Mono'" style:font-family-asian="'Droid Sans Mono'" style:font-family-complex="'Droid Sans Mono'" fo:background-color="transparent" style:use-window-font-color="true"/>
    </style:style>
    <style:style style:name="T196" style:family="text">
      <style:text-properties fo:font-size="10.00pt" fo:font-weight="bold" fo:font-family="'Droid Sans Mono'" style:font-family-asian="'Droid Sans Mono'" style:font-family-complex="'Droid Sans Mono'" fo:background-color="transparent" fo:color="#000000"/>
    </style:style>
    <style:style style:name="T197" style:family="text">
      <style:text-properties fo:font-size="10.00pt" fo:font-weight="normal" fo:font-family="'Droid Sans Mono'" style:font-family-asian="'Droid Sans Mono'" style:font-family-complex="'Droid Sans Mono'" fo:background-color="transparent" style:use-window-font-color="true"/>
    </style:style>
    <style:style style:name="T198" style:family="text">
      <style:text-properties fo:font-size="10.00pt" fo:font-weight="normal" fo:font-family="'Droid Sans Mono'" style:font-family-asian="'Droid Sans Mono'" style:font-family-complex="'Droid Sans Mono'" fo:background-color="transparent" fo:color="#006600"/>
    </style:style>
    <style:style style:name="T199" style:family="text">
      <style:text-properties fo:font-size="10.00pt" fo:font-weight="normal" fo:font-family="'Droid Sans Mono'" style:font-family-asian="'Droid Sans Mono'" style:font-family-complex="'Droid Sans Mono'" fo:background-color="transparent" style:use-window-font-color="true"/>
    </style:style>
    <style:style style:name="T200" style:family="text">
      <style:text-properties fo:font-size="10.00pt" fo:font-weight="normal" fo:font-family="'Droid Sans Mono'" style:font-family-asian="'Droid Sans Mono'" style:font-family-complex="'Droid Sans Mono'" fo:background-color="transparent" fo:color="#66cc66"/>
    </style:style>
    <style:style style:name="T201" style:family="text">
      <style:text-properties fo:font-size="12.00pt" fo:font-weight="normal" fo:font-family="'Times New Roman'" style:font-family-asian="'Times New Roman'" style:font-family-complex="'Times New Roman'" fo:background-color="transparent" style:use-window-font-color="true"/>
    </style:style>
    <style:style style:name="T202" style:family="text">
      <style:text-properties fo:font-size="10.00pt" fo:font-weight="normal" fo:font-family="'Droid Sans Mono'" style:font-family-asian="'Droid Sans Mono'" style:font-family-complex="'Droid Sans Mono'" fo:background-color="transparent" style:use-window-font-color="true"/>
    </style:style>
    <style:style style:name="T203" style:family="text">
      <style:text-properties fo:font-size="10.00pt" fo:font-weight="bold" fo:font-family="'Droid Sans Mono'" style:font-family-asian="'Droid Sans Mono'" style:font-family-complex="'Droid Sans Mono'" fo:background-color="transparent" fo:color="#000000"/>
    </style:style>
    <style:style style:name="T204" style:family="text">
      <style:text-properties fo:font-size="10.00pt" fo:font-weight="normal" fo:font-family="'Droid Sans Mono'" style:font-family-asian="'Droid Sans Mono'" style:font-family-complex="'Droid Sans Mono'" fo:background-color="transparent" style:use-window-font-color="true"/>
    </style:style>
    <style:style style:name="T205" style:family="text">
      <style:text-properties fo:font-size="10.00pt" fo:font-weight="normal" fo:font-family="'Droid Sans Mono'" style:font-family-asian="'Droid Sans Mono'" style:font-family-complex="'Droid Sans Mono'" fo:background-color="transparent" fo:color="#66cc66"/>
    </style:style>
    <style:style style:name="T206" style:family="text">
      <style:text-properties fo:font-size="10.00pt" fo:font-weight="normal" fo:font-family="'Droid Sans Mono'" style:font-family-asian="'Droid Sans Mono'" style:font-family-complex="'Droid Sans Mono'" fo:background-color="transparent" fo:color="#ff0000"/>
    </style:style>
    <style:style style:name="T207" style:family="text">
      <style:text-properties fo:font-size="10.00pt" fo:font-weight="normal" fo:font-family="'Droid Sans Mono'" style:font-family-asian="'Droid Sans Mono'" style:font-family-complex="'Droid Sans Mono'" fo:background-color="transparent" style:use-window-font-color="true"/>
    </style:style>
    <style:style style:name="T208" style:family="text">
      <style:text-properties fo:font-size="10.00pt" fo:font-weight="normal" fo:font-family="'Droid Sans Mono'" style:font-family-asian="'Droid Sans Mono'" style:font-family-complex="'Droid Sans Mono'" fo:background-color="transparent" fo:color="#cc66cc"/>
    </style:style>
    <style:style style:name="T209" style:family="text">
      <style:text-properties fo:font-size="10.00pt" fo:font-weight="normal" fo:font-family="'Droid Sans Mono'" style:font-family-asian="'Droid Sans Mono'" style:font-family-complex="'Droid Sans Mono'" fo:background-color="transparent" fo:color="#66cc66"/>
    </style:style>
    <style:style style:name="T210" style:family="text">
      <style:text-properties fo:font-size="10.00pt" fo:font-weight="normal" fo:font-family="'Droid Sans Mono'" style:font-family-asian="'Droid Sans Mono'" style:font-family-complex="'Droid Sans Mono'" fo:background-color="transparent" style:use-window-font-color="true"/>
    </style:style>
    <style:style style:name="T211" style:family="text">
      <style:text-properties fo:font-size="10.00pt" fo:font-weight="bold" fo:font-family="'Droid Sans Mono'" style:font-family-asian="'Droid Sans Mono'" style:font-family-complex="'Droid Sans Mono'" fo:background-color="transparent" fo:color="#000000"/>
    </style:style>
    <style:style style:name="T212" style:family="text">
      <style:text-properties fo:font-size="10.00pt" fo:font-weight="normal" fo:font-family="'Droid Sans Mono'" style:font-family-asian="'Droid Sans Mono'" style:font-family-complex="'Droid Sans Mono'" fo:background-color="transparent" style:use-window-font-color="true"/>
    </style:style>
    <style:style style:name="T213" style:family="text">
      <style:text-properties fo:font-size="10.00pt" fo:font-weight="normal" fo:font-family="'Droid Sans Mono'" style:font-family-asian="'Droid Sans Mono'" style:font-family-complex="'Droid Sans Mono'" fo:background-color="transparent" fo:color="#66cc66"/>
    </style:style>
    <style:style style:name="T214" style:family="text">
      <style:text-properties fo:font-size="10.00pt" fo:font-weight="normal" fo:font-family="'Droid Sans Mono'" style:font-family-asian="'Droid Sans Mono'" style:font-family-complex="'Droid Sans Mono'" fo:background-color="transparent" fo:color="#ff0000"/>
    </style:style>
    <style:style style:name="T215" style:family="text">
      <style:text-properties fo:font-size="10.00pt" fo:font-weight="normal" fo:font-family="'Droid Sans Mono'" style:font-family-asian="'Droid Sans Mono'" style:font-family-complex="'Droid Sans Mono'" fo:background-color="transparent" style:use-window-font-color="true"/>
    </style:style>
    <style:style style:name="T216" style:family="text">
      <style:text-properties fo:font-size="10.00pt" fo:font-weight="normal" fo:font-family="'Droid Sans Mono'" style:font-family-asian="'Droid Sans Mono'" style:font-family-complex="'Droid Sans Mono'" fo:background-color="transparent" fo:color="#cc66cc"/>
    </style:style>
    <style:style style:name="T217" style:family="text">
      <style:text-properties fo:font-size="10.00pt" fo:font-weight="normal" fo:font-family="'Droid Sans Mono'" style:font-family-asian="'Droid Sans Mono'" style:font-family-complex="'Droid Sans Mono'" fo:background-color="transparent" fo:color="#66cc66"/>
    </style:style>
    <style:style style:name="T218" style:family="text">
      <style:text-properties fo:font-size="10.00pt" fo:font-weight="normal" fo:font-family="'Droid Sans Mono'" style:font-family-asian="'Droid Sans Mono'" style:font-family-complex="'Droid Sans Mono'" fo:background-color="transparent" style:use-window-font-color="true"/>
    </style:style>
    <style:style style:name="T219" style:family="text">
      <style:text-properties fo:font-size="10.00pt" fo:font-weight="bold" fo:font-family="'Droid Sans Mono'" style:font-family-asian="'Droid Sans Mono'" style:font-family-complex="'Droid Sans Mono'" fo:background-color="transparent" fo:color="#000000"/>
    </style:style>
    <style:style style:name="T220" style:family="text">
      <style:text-properties fo:font-size="10.00pt" fo:font-weight="normal" fo:font-family="'Droid Sans Mono'" style:font-family-asian="'Droid Sans Mono'" style:font-family-complex="'Droid Sans Mono'" fo:background-color="transparent" style:use-window-font-color="true"/>
    </style:style>
    <style:style style:name="T221" style:family="text">
      <style:text-properties fo:font-size="10.00pt" fo:font-weight="normal" fo:font-family="'Droid Sans Mono'" style:font-family-asian="'Droid Sans Mono'" style:font-family-complex="'Droid Sans Mono'" fo:background-color="transparent" fo:color="#66cc66"/>
    </style:style>
    <style:style style:name="T222" style:family="text">
      <style:text-properties fo:font-size="10.00pt" fo:font-weight="normal" fo:font-family="'Droid Sans Mono'" style:font-family-asian="'Droid Sans Mono'" style:font-family-complex="'Droid Sans Mono'" fo:background-color="transparent" fo:color="#ff0000"/>
    </style:style>
    <style:style style:name="T223" style:family="text">
      <style:text-properties fo:font-size="10.00pt" fo:font-weight="normal" fo:font-family="'Droid Sans Mono'" style:font-family-asian="'Droid Sans Mono'" style:font-family-complex="'Droid Sans Mono'" fo:background-color="transparent" style:use-window-font-color="true"/>
    </style:style>
    <style:style style:name="T224" style:family="text">
      <style:text-properties fo:font-size="10.00pt" fo:font-weight="normal" fo:font-family="'Droid Sans Mono'" style:font-family-asian="'Droid Sans Mono'" style:font-family-complex="'Droid Sans Mono'" fo:background-color="transparent" fo:color="#cc66cc"/>
    </style:style>
    <style:style style:name="T225" style:family="text">
      <style:text-properties fo:font-size="10.00pt" fo:font-weight="normal" fo:font-family="'Droid Sans Mono'" style:font-family-asian="'Droid Sans Mono'" style:font-family-complex="'Droid Sans Mono'" fo:background-color="transparent" fo:color="#66cc66"/>
    </style:style>
    <style:style style:name="T226" style:family="text">
      <style:text-properties fo:font-size="10.00pt" fo:font-weight="normal" fo:font-family="'Droid Sans Mono'" style:font-family-asian="'Droid Sans Mono'" style:font-family-complex="'Droid Sans Mono'" fo:background-color="transparent" style:use-window-font-color="true"/>
    </style:style>
    <style:style style:name="T227" style:family="text">
      <style:text-properties fo:font-size="10.00pt" fo:font-weight="bold" fo:font-family="'Droid Sans Mono'" style:font-family-asian="'Droid Sans Mono'" style:font-family-complex="'Droid Sans Mono'" fo:background-color="transparent" fo:color="#000000"/>
    </style:style>
    <style:style style:name="T228" style:family="text">
      <style:text-properties fo:font-size="10.00pt" fo:font-weight="normal" fo:font-family="'Droid Sans Mono'" style:font-family-asian="'Droid Sans Mono'" style:font-family-complex="'Droid Sans Mono'" fo:background-color="transparent" style:use-window-font-color="true"/>
    </style:style>
    <style:style style:name="T229" style:family="text">
      <style:text-properties fo:font-size="10.00pt" fo:font-weight="normal" fo:font-family="'Droid Sans Mono'" style:font-family-asian="'Droid Sans Mono'" style:font-family-complex="'Droid Sans Mono'" fo:background-color="transparent" fo:color="#66cc66"/>
    </style:style>
    <style:style style:name="T230" style:family="text">
      <style:text-properties fo:font-size="10.00pt" fo:font-weight="normal" fo:font-family="'Droid Sans Mono'" style:font-family-asian="'Droid Sans Mono'" style:font-family-complex="'Droid Sans Mono'" fo:background-color="transparent" fo:color="#ff0000"/>
    </style:style>
    <style:style style:name="T231" style:family="text">
      <style:text-properties fo:font-size="10.00pt" fo:font-weight="normal" fo:font-family="'Droid Sans Mono'" style:font-family-asian="'Droid Sans Mono'" style:font-family-complex="'Droid Sans Mono'" fo:background-color="transparent" style:use-window-font-color="true"/>
    </style:style>
    <style:style style:name="T232" style:family="text">
      <style:text-properties fo:font-size="10.00pt" fo:font-weight="normal" fo:font-family="'Droid Sans Mono'" style:font-family-asian="'Droid Sans Mono'" style:font-family-complex="'Droid Sans Mono'" fo:background-color="transparent" fo:color="#cc66cc"/>
    </style:style>
    <style:style style:name="T233" style:family="text">
      <style:text-properties fo:font-size="10.00pt" fo:font-weight="normal" fo:font-family="'Droid Sans Mono'" style:font-family-asian="'Droid Sans Mono'" style:font-family-complex="'Droid Sans Mono'" fo:background-color="transparent" fo:color="#66cc66"/>
    </style:style>
    <style:style style:name="T234" style:family="text">
      <style:text-properties fo:font-size="10.00pt" fo:font-weight="normal" fo:font-family="'Droid Sans Mono'" style:font-family-asian="'Droid Sans Mono'" style:font-family-complex="'Droid Sans Mono'" fo:background-color="transparent" style:use-window-font-color="true"/>
    </style:style>
    <style:style style:name="T235" style:family="text">
      <style:text-properties fo:font-size="11.00pt" fo:font-weight="normal" fo:font-family="Calibri" style:font-family-asian="Calibri" style:font-family-complex="Calibri" fo:background-color="transparent" style:use-window-font-color="true"/>
    </style:style>
    <style:style style:name="T236" style:family="text">
      <style:text-properties fo:font-size="10.00pt" fo:font-weight="normal" fo:font-family="'Droid Sans Mono'" style:font-family-asian="'Droid Sans Mono'" style:font-family-complex="'Droid Sans Mono'" fo:background-color="transparent" style:use-window-font-color="true"/>
    </style:style>
    <style:style style:name="T237" style:family="text">
      <style:text-properties fo:font-size="10.00pt" fo:font-weight="bold" fo:font-family="'Droid Sans Mono'" style:font-family-asian="'Droid Sans Mono'" style:font-family-complex="'Droid Sans Mono'" fo:background-color="transparent" fo:color="#000000"/>
    </style:style>
    <style:style style:name="T238" style:family="text">
      <style:text-properties fo:font-size="10.00pt" fo:font-weight="normal" fo:font-family="'Droid Sans Mono'" style:font-family-asian="'Droid Sans Mono'" style:font-family-complex="'Droid Sans Mono'" fo:background-color="transparent" style:use-window-font-color="true"/>
    </style:style>
    <style:style style:name="T239" style:family="text">
      <style:text-properties fo:font-size="10.00pt" fo:font-weight="normal" fo:font-family="'Droid Sans Mono'" style:font-family-asian="'Droid Sans Mono'" style:font-family-complex="'Droid Sans Mono'" fo:background-color="transparent" fo:color="#66cc66"/>
    </style:style>
    <style:style style:name="T240" style:family="text">
      <style:text-properties fo:font-size="10.00pt" fo:font-weight="normal" fo:font-family="'Droid Sans Mono'" style:font-family-asian="'Droid Sans Mono'" style:font-family-complex="'Droid Sans Mono'" fo:background-color="transparent" style:use-window-font-color="true"/>
    </style:style>
    <style:style style:name="T241" style:family="text">
      <style:text-properties fo:font-size="10.00pt" fo:font-weight="normal" fo:font-family="'Droid Sans Mono'" style:font-family-asian="'Droid Sans Mono'" style:font-family-complex="'Droid Sans Mono'" fo:background-color="transparent" fo:color="#006600"/>
    </style:style>
    <style:style style:name="T242" style:family="text">
      <style:text-properties fo:font-size="10.00pt" fo:font-weight="normal" fo:font-family="'Droid Sans Mono'" style:font-family-asian="'Droid Sans Mono'" style:font-family-complex="'Droid Sans Mono'" fo:background-color="transparent" fo:color="#66cc66"/>
    </style:style>
    <style:style style:name="T243" style:family="text">
      <style:text-properties fo:font-size="10.00pt" fo:font-weight="normal" fo:font-family="'Droid Sans Mono'" style:font-family-asian="'Droid Sans Mono'" style:font-family-complex="'Droid Sans Mono'" fo:background-color="transparent" style:use-window-font-color="true"/>
    </style:style>
    <style:style style:name="T244" style:family="text">
      <style:text-properties fo:font-size="10.00pt" fo:font-weight="normal" fo:font-family="'Droid Sans Mono'" style:font-family-asian="'Droid Sans Mono'" style:font-family-complex="'Droid Sans Mono'" fo:background-color="transparent" fo:color="#66cc66"/>
    </style:style>
    <style:style style:name="T245" style:family="text">
      <style:text-properties fo:font-size="10.00pt" fo:font-weight="normal" fo:font-family="'Droid Sans Mono'" style:font-family-asian="'Droid Sans Mono'" style:font-family-complex="'Droid Sans Mono'" fo:background-color="transparent" style:use-window-font-color="true"/>
    </style:style>
    <style:style style:name="T246" style:family="text">
      <style:text-properties fo:font-size="10.00pt" fo:font-weight="normal" fo:font-family="'Droid Sans Mono'" style:font-family-asian="'Droid Sans Mono'" style:font-family-complex="'Droid Sans Mono'" fo:background-color="transparent" fo:color="#006600"/>
    </style:style>
    <style:style style:name="T247" style:family="text">
      <style:text-properties fo:font-size="10.00pt" fo:font-weight="normal" fo:font-family="'Droid Sans Mono'" style:font-family-asian="'Droid Sans Mono'" style:font-family-complex="'Droid Sans Mono'" fo:background-color="transparent" fo:color="#66cc66"/>
    </style:style>
    <style:style style:name="T248" style:family="text">
      <style:text-properties fo:font-size="10.00pt" fo:font-weight="normal" fo:font-family="'Droid Sans Mono'" style:font-family-asian="'Droid Sans Mono'" style:font-family-complex="'Droid Sans Mono'" fo:background-color="transparent" style:use-window-font-color="true"/>
    </style:style>
    <style:style style:name="T249" style:family="text">
      <style:text-properties fo:font-size="10.00pt" fo:font-weight="normal" fo:font-family="'Droid Sans Mono'" style:font-family-asian="'Droid Sans Mono'" style:font-family-complex="'Droid Sans Mono'" fo:background-color="transparent" fo:color="#66cc66"/>
    </style:style>
    <style:style style:name="T250" style:family="text">
      <style:text-properties fo:font-size="10.00pt" fo:font-weight="normal" fo:font-family="'Droid Sans Mono'" style:font-family-asian="'Droid Sans Mono'" style:font-family-complex="'Droid Sans Mono'" fo:background-color="transparent" style:use-window-font-color="true"/>
    </style:style>
    <style:style style:name="T251" style:family="text">
      <style:text-properties fo:font-size="10.00pt" fo:font-weight="normal" fo:font-family="'Droid Sans Mono'" style:font-family-asian="'Droid Sans Mono'" style:font-family-complex="'Droid Sans Mono'" fo:background-color="transparent" fo:color="#006600"/>
    </style:style>
    <style:style style:name="T252" style:family="text">
      <style:text-properties fo:font-size="10.00pt" fo:font-weight="normal" fo:font-family="'Droid Sans Mono'" style:font-family-asian="'Droid Sans Mono'" style:font-family-complex="'Droid Sans Mono'" fo:background-color="transparent" fo:color="#66cc66"/>
    </style:style>
    <style:style style:name="T253" style:family="text">
      <style:text-properties fo:font-size="10.00pt" fo:font-weight="normal" fo:font-family="'Droid Sans Mono'" style:font-family-asian="'Droid Sans Mono'" style:font-family-complex="'Droid Sans Mono'" fo:background-color="transparent" style:use-window-font-color="true"/>
    </style:style>
    <style:style style:name="T254" style:family="text">
      <style:text-properties fo:font-size="10.00pt" fo:font-weight="normal" fo:font-family="'Droid Sans Mono'" style:font-family-asian="'Droid Sans Mono'" style:font-family-complex="'Droid Sans Mono'" fo:background-color="transparent" fo:color="#66cc66"/>
    </style:style>
    <style:style style:name="T255" style:family="text">
      <style:text-properties fo:font-size="10.00pt" fo:font-weight="normal" fo:font-family="'Droid Sans Mono'" style:font-family-asian="'Droid Sans Mono'" style:font-family-complex="'Droid Sans Mono'" fo:background-color="transparent" style:use-window-font-color="true"/>
    </style:style>
    <style:style style:name="T256" style:family="text">
      <style:text-properties fo:font-size="10.00pt" fo:font-weight="normal" fo:font-family="'Droid Sans Mono'" style:font-family-asian="'Droid Sans Mono'" style:font-family-complex="'Droid Sans Mono'" fo:background-color="transparent" fo:color="#006600"/>
    </style:style>
    <style:style style:name="T257" style:family="text">
      <style:text-properties fo:font-size="10.00pt" fo:font-weight="normal" fo:font-family="'Droid Sans Mono'" style:font-family-asian="'Droid Sans Mono'" style:font-family-complex="'Droid Sans Mono'" fo:background-color="transparent" fo:color="#66cc66"/>
    </style:style>
    <style:style style:name="T258" style:family="text">
      <style:text-properties fo:font-size="10.00pt" fo:font-weight="normal" fo:font-family="'Droid Sans Mono'" style:font-family-asian="'Droid Sans Mono'" style:font-family-complex="'Droid Sans Mono'" fo:background-color="transparent" style:use-window-font-color="true"/>
    </style:style>
    <style:style style:name="T259" style:family="text">
      <style:text-properties fo:font-size="10.00pt" fo:font-weight="normal" fo:font-family="'Droid Sans Mono'" style:font-family-asian="'Droid Sans Mono'" style:font-family-complex="'Droid Sans Mono'" fo:background-color="transparent" fo:color="#66cc66"/>
    </style:style>
    <style:style style:name="T260" style:family="text">
      <style:text-properties fo:font-size="10.00pt" fo:font-weight="normal" fo:font-family="'Droid Sans Mono'" style:font-family-asian="'Droid Sans Mono'" style:font-family-complex="'Droid Sans Mono'" fo:background-color="transparent" style:use-window-font-color="true"/>
    </style:style>
    <style:style style:name="T261" style:family="text">
      <style:text-properties fo:font-size="12.00pt" fo:font-weight="normal" fo:font-family="'Times New Roman'" style:font-family-asian="'Times New Roman'" style:font-family-complex="'Times New Roman'" fo:background-color="transparent" style:use-window-font-color="true"/>
    </style:style>
    <style:style style:name="T262" style:family="text">
      <style:text-properties fo:font-size="10.00pt" fo:font-weight="normal" fo:font-family="'Times New Roman'" style:font-family-asian="'Times New Roman'" style:font-family-complex="'Times New Roman'" fo:background-color="transparent" style:use-window-font-color="true"/>
    </style:style>
    <style:style style:name="T263" style:family="text">
      <style:text-properties fo:font-size="10.00pt" fo:font-weight="normal" fo:font-family="'Droid Sans Mono'" style:font-family-asian="'Droid Sans Mono'" style:font-family-complex="'Droid Sans Mono'" fo:background-color="transparent" fo:color="#66cc66"/>
    </style:style>
    <style:style style:name="T264" style:family="text">
      <style:text-properties fo:font-size="10.00pt" fo:font-weight="normal" fo:font-family="'Droid Sans Mono'" style:font-family-asian="'Droid Sans Mono'" style:font-family-complex="'Droid Sans Mono'" fo:background-color="transparent" style:use-window-font-color="true"/>
    </style:style>
    <style:style style:name="T265" style:family="text">
      <style:text-properties fo:font-size="10.00pt" fo:font-weight="normal" fo:font-family="'Droid Sans Mono'" style:font-family-asian="'Droid Sans Mono'" style:font-family-complex="'Droid Sans Mono'" fo:background-color="transparent" fo:color="#006600"/>
    </style:style>
    <style:style style:name="T266" style:family="text">
      <style:text-properties fo:font-size="10.00pt" fo:font-weight="normal" fo:font-family="'Droid Sans Mono'" style:font-family-asian="'Droid Sans Mono'" style:font-family-complex="'Droid Sans Mono'" fo:background-color="transparent" fo:color="#66cc66"/>
    </style:style>
    <style:style style:name="T267" style:family="text">
      <style:text-properties fo:font-size="10.00pt" fo:font-weight="normal" fo:font-family="'Droid Sans Mono'" style:font-family-asian="'Droid Sans Mono'" style:font-family-complex="'Droid Sans Mono'" fo:background-color="transparent" style:use-window-font-color="true"/>
    </style:style>
    <style:style style:name="T268" style:family="text">
      <style:text-properties fo:font-size="12.00pt" fo:font-weight="normal" fo:font-family="'Times New Roman'" style:font-family-asian="'Times New Roman'" style:font-family-complex="'Times New Roman'" fo:background-color="transparent" style:use-window-font-color="true"/>
    </style:style>
    <style:style style:name="T269" style:family="text">
      <style:text-properties fo:font-size="10.00pt" fo:font-weight="bold" fo:font-family="'Droid Sans Mono'" style:font-family-asian="'Droid Sans Mono'" style:font-family-complex="'Droid Sans Mono'" fo:background-color="transparent" style:use-window-font-color="true"/>
    </style:style>
    <style:style style:name="T270" style:family="text">
      <style:text-properties fo:font-size="10.00pt" fo:font-weight="normal" fo:font-family="'Droid Sans Mono'" style:font-family-asian="'Droid Sans Mono'" style:font-family-complex="'Droid Sans Mono'" fo:background-color="transparent" style:use-window-font-color="true"/>
    </style:style>
    <style:style style:name="T271" style:family="text">
      <style:text-properties fo:font-size="10.00pt" fo:font-weight="bold" fo:font-family="'Droid Sans Mono'" style:font-family-asian="'Droid Sans Mono'" style:font-family-complex="'Droid Sans Mono'" fo:background-color="transparent" style:use-window-font-color="true"/>
    </style:style>
    <style:style style:name="T272" style:family="text">
      <style:text-properties fo:font-size="10.00pt" fo:font-weight="normal" fo:font-family="'Droid Sans Mono'" style:font-family-asian="'Droid Sans Mono'" style:font-family-complex="'Droid Sans Mono'" fo:background-color="transparent" style:use-window-font-color="true"/>
    </style:style>
    <style:style style:name="T273" style:family="text">
      <style:text-properties fo:font-size="10.00pt" fo:font-weight="bold" fo:font-family="'Droid Sans Mono'" style:font-family-asian="'Droid Sans Mono'" style:font-family-complex="'Droid Sans Mono'" fo:background-color="transparent" style:use-window-font-color="true"/>
    </style:style>
    <style:style style:name="T274" style:family="text">
      <style:text-properties fo:font-size="10.00pt" fo:font-weight="normal" fo:font-family="'Droid Sans Mono'" style:font-family-asian="'Droid Sans Mono'" style:font-family-complex="'Droid Sans Mono'" fo:background-color="transparent" style:use-window-font-color="true"/>
    </style:style>
    <style:style style:name="T275" style:family="text">
      <style:text-properties fo:font-size="10.00pt" fo:font-weight="normal" fo:font-family="'Droid Sans Mono'" style:font-family-asian="'Droid Sans Mono'" style:font-family-complex="'Droid Sans Mono'" fo:background-color="transparent" fo:color="#66cc66"/>
    </style:style>
    <style:style style:name="T276" style:family="text">
      <style:text-properties fo:font-size="10.00pt" fo:font-weight="normal" fo:font-family="'Droid Sans Mono'" style:font-family-asian="'Droid Sans Mono'" style:font-family-complex="'Droid Sans Mono'" fo:background-color="transparent" style:use-window-font-color="true"/>
    </style:style>
    <style:style style:name="T277" style:family="text">
      <style:text-properties fo:font-size="10.00pt" fo:font-weight="normal" fo:font-family="'Droid Sans Mono'" style:font-family-asian="'Droid Sans Mono'" style:font-family-complex="'Droid Sans Mono'" fo:background-color="transparent" fo:color="#66cc66"/>
    </style:style>
    <style:style style:name="T278" style:family="text">
      <style:text-properties fo:font-size="10.00pt" fo:font-weight="normal" fo:font-family="'Droid Sans Mono'" style:font-family-asian="'Droid Sans Mono'" style:font-family-complex="'Droid Sans Mono'" fo:background-color="transparent" style:use-window-font-color="true"/>
    </style:style>
    <style:style style:name="T279" style:family="text">
      <style:text-properties fo:font-size="10.00pt" fo:font-weight="normal" fo:font-family="'Droid Sans Mono'" style:font-family-asian="'Droid Sans Mono'" style:font-family-complex="'Droid Sans Mono'" fo:background-color="transparent" fo:color="#66cc66"/>
    </style:style>
    <style:style style:name="T280" style:family="text">
      <style:text-properties fo:font-size="10.00pt" fo:font-weight="normal" fo:font-family="'Droid Sans Mono'" style:font-family-asian="'Droid Sans Mono'" style:font-family-complex="'Droid Sans Mono'" fo:background-color="transparent" style:use-window-font-color="true"/>
    </style:style>
    <style:style style:name="T281" style:family="text">
      <style:text-properties fo:font-size="10.00pt" fo:font-weight="normal" fo:font-family="'Droid Sans Mono'" style:font-family-asian="'Droid Sans Mono'" style:font-family-complex="'Droid Sans Mono'" fo:background-color="transparent" fo:color="#66cc66"/>
    </style:style>
    <style:style style:name="T282" style:family="text">
      <style:text-properties fo:font-size="10.00pt" fo:font-weight="normal" fo:font-family="'Droid Sans Mono'" style:font-family-asian="'Droid Sans Mono'" style:font-family-complex="'Droid Sans Mono'" fo:background-color="transparent" style:use-window-font-color="true"/>
    </style:style>
    <style:style style:name="T283" style:family="text">
      <style:text-properties fo:font-size="10.00pt" fo:font-weight="bold" fo:font-family="'Droid Sans Mono'" style:font-family-asian="'Droid Sans Mono'" style:font-family-complex="'Droid Sans Mono'" fo:background-color="transparent" fo:color="#000000"/>
    </style:style>
    <style:style style:name="T284" style:family="text">
      <style:text-properties fo:font-size="10.00pt" fo:font-weight="normal" fo:font-family="'Droid Sans Mono'" style:font-family-asian="'Droid Sans Mono'" style:font-family-complex="'Droid Sans Mono'" fo:background-color="transparent" style:use-window-font-color="true"/>
    </style:style>
    <style:style style:name="T285" style:family="text">
      <style:text-properties fo:font-size="10.00pt" fo:font-weight="bold" fo:font-family="'Droid Sans Mono'" style:font-family-asian="'Droid Sans Mono'" style:font-family-complex="'Droid Sans Mono'" fo:background-color="transparent" fo:color="#000000"/>
    </style:style>
    <style:style style:name="T286" style:family="text">
      <style:text-properties fo:font-size="10.00pt" fo:font-weight="normal" fo:font-family="'Droid Sans Mono'" style:font-family-asian="'Droid Sans Mono'" style:font-family-complex="'Droid Sans Mono'" fo:background-color="transparent" style:use-window-font-color="true"/>
    </style:style>
    <style:style style:name="T287" style:family="text">
      <style:text-properties fo:font-size="10.00pt" fo:font-weight="normal" fo:font-family="'Droid Sans Mono'" style:font-family-asian="'Droid Sans Mono'" style:font-family-complex="'Droid Sans Mono'" fo:background-color="transparent" fo:color="#006600"/>
    </style:style>
    <style:style style:name="T288" style:family="text">
      <style:text-properties fo:font-size="10.00pt" fo:font-weight="normal" fo:font-family="'Droid Sans Mono'" style:font-family-asian="'Droid Sans Mono'" style:font-family-complex="'Droid Sans Mono'" fo:background-color="transparent" style:use-window-font-color="true"/>
    </style:style>
    <style:style style:name="T289" style:family="text">
      <style:text-properties fo:font-size="10.00pt" fo:font-weight="normal" fo:font-family="'Droid Sans Mono'" style:font-family-asian="'Droid Sans Mono'" style:font-family-complex="'Droid Sans Mono'" fo:background-color="transparent" fo:color="#006600"/>
    </style:style>
    <style:style style:name="T290" style:family="text">
      <style:text-properties fo:font-size="10.00pt" fo:font-weight="normal" fo:font-family="'Droid Sans Mono'" style:font-family-asian="'Droid Sans Mono'" style:font-family-complex="'Droid Sans Mono'" fo:background-color="transparent" fo:color="#66cc66"/>
    </style:style>
    <style:style style:name="T291" style:family="text">
      <style:text-properties fo:font-size="10.00pt" fo:font-weight="normal" fo:font-family="'Droid Sans Mono'" style:font-family-asian="'Droid Sans Mono'" style:font-family-complex="'Droid Sans Mono'" fo:background-color="transparent" style:use-window-font-color="true"/>
    </style:style>
    <style:style style:name="T292" style:family="text">
      <style:text-properties fo:font-size="10.00pt" fo:font-weight="normal" fo:font-family="'Droid Sans Mono'" style:font-family-asian="'Droid Sans Mono'" style:font-family-complex="'Droid Sans Mono'" fo:background-color="transparent" fo:color="#006600"/>
    </style:style>
    <style:style style:name="T293" style:family="text">
      <style:text-properties fo:font-size="10.00pt" fo:font-weight="normal" fo:font-family="'Droid Sans Mono'" style:font-family-asian="'Droid Sans Mono'" style:font-family-complex="'Droid Sans Mono'" fo:background-color="transparent" fo:color="#66cc66"/>
    </style:style>
    <style:style style:name="T294" style:family="text">
      <style:text-properties fo:font-size="10.00pt" fo:font-weight="normal" fo:font-family="'Droid Sans Mono'" style:font-family-asian="'Droid Sans Mono'" style:font-family-complex="'Droid Sans Mono'" fo:background-color="transparent" style:use-window-font-color="true"/>
    </style:style>
    <style:style style:name="T295" style:family="text">
      <style:text-properties fo:font-size="10.00pt" fo:font-weight="normal" fo:font-family="'Droid Sans Mono'" style:font-family-asian="'Droid Sans Mono'" style:font-family-complex="'Droid Sans Mono'" fo:background-color="transparent" fo:color="#66cc66"/>
    </style:style>
    <style:style style:name="T296" style:family="text">
      <style:text-properties fo:font-size="10.00pt" fo:font-weight="normal" fo:font-family="'Droid Sans Mono'" style:font-family-asian="'Droid Sans Mono'" style:font-family-complex="'Droid Sans Mono'" fo:background-color="transparent" style:use-window-font-color="true"/>
    </style:style>
    <style:style style:name="T297" style:family="text">
      <style:text-properties fo:font-size="10.00pt" fo:font-weight="normal" fo:font-family="'Droid Sans Mono'" style:font-family-asian="'Droid Sans Mono'" style:font-family-complex="'Droid Sans Mono'" fo:background-color="transparent" fo:color="#b1b100"/>
    </style:style>
    <style:style style:name="T298" style:family="text">
      <style:text-properties fo:font-size="10.00pt" fo:font-weight="normal" fo:font-family="'Droid Sans Mono'" style:font-family-asian="'Droid Sans Mono'" style:font-family-complex="'Droid Sans Mono'" fo:background-color="transparent" style:use-window-font-color="true"/>
    </style:style>
    <style:style style:name="T299" style:family="text">
      <style:text-properties fo:font-size="10.00pt" fo:font-weight="normal" fo:font-family="'Droid Sans Mono'" style:font-family-asian="'Droid Sans Mono'" style:font-family-complex="'Droid Sans Mono'" fo:background-color="transparent" fo:color="#66cc66"/>
    </style:style>
    <style:style style:name="T300" style:family="text">
      <style:text-properties fo:font-size="10.00pt" fo:font-weight="normal" fo:font-family="'Droid Sans Mono'" style:font-family-asian="'Droid Sans Mono'" style:font-family-complex="'Droid Sans Mono'" fo:background-color="transparent" style:use-window-font-color="true"/>
    </style:style>
    <style:style style:name="T301" style:family="text">
      <style:text-properties fo:font-size="10.00pt" fo:font-weight="bold" fo:font-family="'Droid Sans Mono'" style:font-family-asian="'Droid Sans Mono'" style:font-family-complex="'Droid Sans Mono'" fo:background-color="transparent" fo:color="#000000"/>
    </style:style>
    <style:style style:name="T302" style:family="text">
      <style:text-properties fo:font-size="10.00pt" fo:font-weight="normal" fo:font-family="'Droid Sans Mono'" style:font-family-asian="'Droid Sans Mono'" style:font-family-complex="'Droid Sans Mono'" fo:background-color="transparent" style:use-window-font-color="true"/>
    </style:style>
    <style:style style:name="T303" style:family="text">
      <style:text-properties fo:font-size="10.00pt" fo:font-weight="bold" fo:font-family="'Droid Sans Mono'" style:font-family-asian="'Droid Sans Mono'" style:font-family-complex="'Droid Sans Mono'" fo:background-color="transparent" fo:color="#000000"/>
    </style:style>
    <style:style style:name="T304" style:family="text">
      <style:text-properties fo:font-size="10.00pt" fo:font-weight="normal" fo:font-family="'Droid Sans Mono'" style:font-family-asian="'Droid Sans Mono'" style:font-family-complex="'Droid Sans Mono'" fo:background-color="transparent" style:use-window-font-color="true"/>
    </style:style>
    <style:style style:name="T305" style:family="text">
      <style:text-properties fo:font-size="10.00pt" fo:font-weight="normal" fo:font-family="'Droid Sans Mono'" style:font-family-asian="'Droid Sans Mono'" style:font-family-complex="'Droid Sans Mono'" fo:background-color="transparent" fo:color="#66cc66"/>
    </style:style>
    <style:style style:name="T306" style:family="text">
      <style:text-properties fo:font-size="12.00pt" fo:font-weight="normal" fo:font-family="'Times New Roman'" style:font-family-asian="'Times New Roman'" style:font-family-complex="'Times New Roman'" fo:background-color="transparent" style:use-window-font-color="true"/>
    </style:style>
    <style:style style:name="T307" style:family="text">
      <style:text-properties fo:font-size="10.00pt" fo:font-weight="normal" fo:font-family="'Droid Sans Mono'" style:font-family-asian="'Droid Sans Mono'" style:font-family-complex="'Droid Sans Mono'" fo:background-color="transparent" style:use-window-font-color="true"/>
    </style:style>
    <style:style style:name="T308" style:family="text">
      <style:text-properties fo:font-size="10.00pt" fo:font-weight="bold" fo:font-family="'Droid Sans Mono'" style:font-family-asian="'Droid Sans Mono'" style:font-family-complex="'Droid Sans Mono'" fo:background-color="transparent" fo:color="#000000"/>
    </style:style>
    <style:style style:name="T309" style:family="text">
      <style:text-properties fo:font-size="10.00pt" fo:font-weight="normal" fo:font-family="'Droid Sans Mono'" style:font-family-asian="'Droid Sans Mono'" style:font-family-complex="'Droid Sans Mono'" fo:background-color="transparent" style:use-window-font-color="true"/>
    </style:style>
    <style:style style:name="T310" style:family="text">
      <style:text-properties fo:font-size="10.00pt" fo:font-weight="normal" fo:font-family="'Droid Sans Mono'" style:font-family-asian="'Droid Sans Mono'" style:font-family-complex="'Droid Sans Mono'" fo:background-color="transparent" fo:color="#993333"/>
    </style:style>
    <style:style style:name="T311" style:family="text">
      <style:text-properties fo:font-size="10.00pt" fo:font-weight="normal" fo:font-family="'Droid Sans Mono'" style:font-family-asian="'Droid Sans Mono'" style:font-family-complex="'Droid Sans Mono'" fo:background-color="transparent" style:use-window-font-color="true"/>
    </style:style>
    <style:style style:name="T312" style:family="text">
      <style:text-properties fo:font-size="10.00pt" fo:font-weight="normal" fo:font-family="'Droid Sans Mono'" style:font-family-asian="'Droid Sans Mono'" style:font-family-complex="'Droid Sans Mono'" fo:background-color="transparent" fo:color="#66cc66"/>
    </style:style>
    <style:style style:name="T313" style:family="text">
      <style:text-properties fo:font-size="10.00pt" fo:font-weight="normal" fo:font-family="'Droid Sans Mono'" style:font-family-asian="'Droid Sans Mono'" style:font-family-complex="'Droid Sans Mono'" fo:background-color="transparent" style:use-window-font-color="true"/>
    </style:style>
    <style:style style:name="T314" style:family="text">
      <style:text-properties fo:font-size="10.00pt" fo:font-weight="normal" fo:font-family="'Droid Sans Mono'" style:font-family-asian="'Droid Sans Mono'" style:font-family-complex="'Droid Sans Mono'" fo:background-color="transparent" fo:color="#66cc66"/>
    </style:style>
    <style:style style:name="T315" style:family="text">
      <style:text-properties fo:font-size="10.00pt" fo:font-weight="normal" fo:font-family="'Droid Sans Mono'" style:font-family-asian="'Droid Sans Mono'" style:font-family-complex="'Droid Sans Mono'" fo:background-color="transparent" style:use-window-font-color="true"/>
    </style:style>
    <style:style style:name="T316" style:family="text">
      <style:text-properties fo:font-size="10.00pt" fo:font-weight="bold" fo:font-family="'Droid Sans Mono'" style:font-family-asian="'Droid Sans Mono'" style:font-family-complex="'Droid Sans Mono'" fo:background-color="transparent" fo:color="#000000"/>
    </style:style>
    <style:style style:name="T317" style:family="text">
      <style:text-properties fo:font-size="10.00pt" fo:font-weight="normal" fo:font-family="'Droid Sans Mono'" style:font-family-asian="'Droid Sans Mono'" style:font-family-complex="'Droid Sans Mono'" fo:background-color="transparent" style:use-window-font-color="true"/>
    </style:style>
    <style:style style:name="T318" style:family="text">
      <style:text-properties fo:font-size="10.00pt" fo:font-weight="normal" fo:font-family="'Droid Sans Mono'" style:font-family-asian="'Droid Sans Mono'" style:font-family-complex="'Droid Sans Mono'" fo:background-color="transparent" fo:color="#66cc66"/>
    </style:style>
    <style:style style:name="T319" style:family="text">
      <style:text-properties fo:font-size="12.00pt" fo:font-weight="normal" fo:font-family="'Times New Roman'" style:font-family-asian="'Times New Roman'" style:font-family-complex="'Times New Roman'" fo:background-color="transparent" style:use-window-font-color="true"/>
    </style:style>
    <style:style style:name="T320" style:family="text">
      <style:text-properties fo:font-size="12.00pt" fo:font-weight="bold" fo:font-family="'Times New Roman'" style:font-family-asian="'Times New Roman'" style:font-family-complex="'Times New Roman'" fo:background-color="transparent" style:use-window-font-color="true"/>
    </style:style>
    <style:style style:name="T321" style:family="text">
      <style:text-properties fo:font-size="12.00pt" fo:font-weight="bold" fo:font-family="'Courier New'" style:font-family-asian="'Courier New'" style:font-family-complex="'Courier New'" fo:background-color="transparent" style:use-window-font-color="true"/>
    </style:style>
    <style:style style:name="T322" style:family="text">
      <style:text-properties fo:font-size="12.00pt" fo:font-weight="bold" fo:font-family="'Times New Roman'" style:font-family-asian="'Times New Roman'" style:font-family-complex="'Times New Roman'" fo:background-color="transparent" style:use-window-font-color="true"/>
    </style:style>
    <style:style style:name="T323" style:family="text">
      <style:text-properties fo:font-size="12.00pt" fo:font-weight="bold" fo:font-family="'Courier New'" style:font-family-asian="'Courier New'" style:font-family-complex="'Courier New'" fo:background-color="transparent" style:use-window-font-color="true"/>
    </style:style>
    <style:style style:name="T324" style:family="text">
      <style:text-properties fo:font-size="12.00pt" fo:font-weight="bold" fo:font-family="'Times New Roman'" style:font-family-asian="'Times New Roman'" style:font-family-complex="'Times New Roman'" fo:background-color="transparent" style:use-window-font-color="true"/>
    </style:style>
    <style:style style:name="T325" style:family="text">
      <style:text-properties fo:font-size="18.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326" style:family="text">
      <style:text-properties fo:font-size="12.00pt" fo:font-weight="normal" fo:font-family="'Times New Roman'" style:font-family-asian="'Times New Roman'" style:font-family-complex="'Times New Roman'" fo:background-color="transparent" style:use-window-font-color="true"/>
    </style:style>
    <style:style style:name="T327" style:family="text">
      <style:text-properties fo:font-size="12.00pt" fo:font-weight="bold" fo:font-family="'Times New Roman'" style:font-family-asian="'Times New Roman'" style:font-family-complex="'Times New Roman'" fo:background-color="transparent" style:use-window-font-color="true"/>
    </style:style>
    <style:style style:name="T328" style:family="text">
      <style:text-properties fo:font-size="12.00pt" fo:font-weight="normal" fo:font-family="'Times New Roman'" style:font-family-asian="'Times New Roman'" style:font-family-complex="'Times New Roman'" fo:background-color="transparent" style:use-window-font-color="true"/>
    </style:style>
    <style:style style:name="T329" style:family="text">
      <style:text-properties fo:font-size="12.00pt" fo:font-weight="bold" fo:font-family="'Times New Roman'" style:font-family-asian="'Times New Roman'" style:font-family-complex="'Times New Roman'" fo:background-color="transparent" style:use-window-font-color="true"/>
    </style:style>
    <style:style style:name="T330" style:family="text">
      <style:text-properties fo:font-size="12.00pt" fo:font-weight="normal" fo:font-family="'Times New Roman'" style:font-family-asian="'Times New Roman'" style:font-family-complex="'Times New Roman'" fo:background-color="transparent" style:use-window-font-color="true"/>
    </style:style>
    <style:style style:name="T331" style:family="text">
      <style:text-properties fo:font-size="12.00pt" fo:font-weight="bold" fo:font-family="'Times New Roman'" style:font-family-asian="'Times New Roman'" style:font-family-complex="'Times New Roman'" fo:background-color="transparent" style:use-window-font-color="true"/>
    </style:style>
    <style:style style:name="T332" style:family="text">
      <style:text-properties fo:font-size="12.00pt" fo:font-weight="normal" fo:font-family="'Times New Roman'" style:font-family-asian="'Times New Roman'" style:font-family-complex="'Times New Roman'" fo:background-color="transparent" style:use-window-font-color="true"/>
    </style:style>
    <style:style style:name="T333" style:family="text">
      <style:text-properties fo:font-size="12.00pt" fo:font-weight="bold" fo:font-family="'Times New Roman'" style:font-family-asian="'Times New Roman'" style:font-family-complex="'Times New Roman'" fo:background-color="transparent" style:use-window-font-color="true"/>
    </style:style>
    <style:style style:name="T334" style:family="text">
      <style:text-properties fo:font-size="12.00pt" fo:font-weight="normal" fo:font-family="'Times New Roman'" style:font-family-asian="'Times New Roman'" style:font-family-complex="'Times New Roman'" fo:background-color="transparent" style:use-window-font-color="true"/>
    </style:style>
    <style:style style:name="T335" style:family="text">
      <style:text-properties fo:font-size="12.00pt" fo:font-weight="bold" fo:font-family="'Times New Roman'" style:font-family-asian="'Times New Roman'" style:font-family-complex="'Times New Roman'" fo:background-color="transparent" style:use-window-font-color="true"/>
    </style:style>
    <style:style style:name="T336" style:family="text">
      <style:text-properties fo:font-size="12.00pt" fo:font-weight="normal" fo:font-family="'Times New Roman'" style:font-family-asian="'Times New Roman'" style:font-family-complex="'Times New Roman'" fo:background-color="transparent" style:use-window-font-color="true"/>
    </style:style>
    <style:style style:name="T337" style:family="text">
      <style:text-properties fo:font-size="12.00pt" fo:font-weight="bold" fo:font-family="'Times New Roman'" style:font-family-asian="'Times New Roman'" style:font-family-complex="'Times New Roman'" fo:background-color="transparent" style:use-window-font-color="true"/>
    </style:style>
    <style:style style:name="T338" style:family="text">
      <style:text-properties fo:font-size="12.00pt" fo:font-weight="normal" fo:font-family="'Times New Roman'" style:font-family-asian="'Times New Roman'" style:font-family-complex="'Times New Roman'" fo:background-color="transparent" style:use-window-font-color="true"/>
    </style:style>
    <style:style style:name="T339" style:family="text">
      <style:text-properties fo:font-size="12.00pt" fo:font-weight="bold" fo:font-family="'Times New Roman'" style:font-family-asian="'Times New Roman'" style:font-family-complex="'Times New Roman'" fo:background-color="transparent" style:use-window-font-color="true"/>
    </style:style>
    <style:style style:name="T340" style:family="text">
      <style:text-properties fo:font-size="12.00pt" fo:font-weight="normal" fo:font-family="'Times New Roman'" style:font-family-asian="'Times New Roman'" style:font-family-complex="'Times New Roman'" fo:background-color="transparent" style:use-window-font-color="true"/>
    </style:style>
    <style:style style:name="T341" style:family="text">
      <style:text-properties fo:font-size="12.00pt" fo:font-weight="bold" fo:font-family="'Times New Roman'" style:font-family-asian="'Times New Roman'" style:font-family-complex="'Times New Roman'" fo:background-color="transparent" style:use-window-font-color="true"/>
    </style:style>
    <style:style style:name="T342" style:family="text">
      <style:text-properties fo:font-size="12.00pt" fo:font-weight="normal" fo:font-family="'Times New Roman'" style:font-family-asian="'Times New Roman'" style:font-family-complex="'Times New Roman'" fo:background-color="transparent" style:use-window-font-color="true"/>
    </style:style>
    <style:style style:name="T343" style:family="text">
      <style:text-properties fo:font-size="12.00pt" fo:font-weight="bold" fo:font-family="'Times New Roman'" style:font-family-asian="'Times New Roman'" style:font-family-complex="'Times New Roman'" fo:background-color="transparent" style:use-window-font-color="true"/>
    </style:style>
    <style:style style:name="T344" style:family="text">
      <style:text-properties fo:font-size="12.00pt" fo:font-weight="normal" fo:font-family="'Times New Roman'" style:font-family-asian="'Times New Roman'" style:font-family-complex="'Times New Roman'" fo:background-color="transparent" style:use-window-font-color="true"/>
    </style:style>
    <style:style style:name="T345" style:family="text">
      <style:text-properties fo:font-size="12.00pt" fo:font-weight="bold" fo:font-family="'Times New Roman'" style:font-family-asian="'Times New Roman'" style:font-family-complex="'Times New Roman'" fo:background-color="transparent" style:use-window-font-color="true"/>
    </style:style>
    <style:style style:name="T346" style:family="text">
      <style:text-properties fo:font-size="12.00pt" fo:font-weight="normal" fo:font-family="'Times New Roman'" style:font-family-asian="'Times New Roman'" style:font-family-complex="'Times New Roman'" fo:background-color="transparent" style:use-window-font-color="true"/>
    </style:style>
    <style:style style:name="T347" style:family="text">
      <style:text-properties fo:font-size="12.00pt" fo:font-weight="bold" fo:font-family="'Times New Roman'" style:font-family-asian="'Times New Roman'" style:font-family-complex="'Times New Roman'" fo:background-color="transparent" style:use-window-font-color="true"/>
    </style:style>
    <style:style style:name="T348" style:family="text">
      <style:text-properties fo:font-size="12.00pt" fo:font-weight="normal" fo:font-family="'Times New Roman'" style:font-family-asian="'Times New Roman'" style:font-family-complex="'Times New Roman'" fo:background-color="transparent" style:use-window-font-color="true"/>
    </style:style>
    <style:style style:name="T349" style:family="text">
      <style:text-properties fo:font-size="12.00pt" fo:font-weight="bold" fo:font-family="'Times New Roman'" style:font-family-asian="'Times New Roman'" style:font-family-complex="'Times New Roman'" fo:background-color="transparent" style:use-window-font-color="true"/>
    </style:style>
    <style:style style:name="T350" style:family="text">
      <style:text-properties fo:font-size="12.00pt" fo:font-weight="normal" fo:font-family="'Times New Roman'" style:font-family-asian="'Times New Roman'" style:font-family-complex="'Times New Roman'" fo:background-color="transparent" style:use-window-font-color="true"/>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2.00pt" fo:font-weight="bold" fo:font-family="'Times New Roman'" style:font-family-asian="'Times New Roman'" style:font-family-complex="'Times New Roman'" fo:background-color="transparent" style:use-window-font-color="true"/>
    </style:style>
    <style:style style:name="T353" style:family="text">
      <style:text-properties fo:font-size="10.00pt" fo:font-weight="normal" fo:font-family="'Droid Sans Mono'" style:font-family-asian="'Droid Sans Mono'" style:font-family-complex="'Droid Sans Mono'" fo:background-color="transparent" style:use-window-font-color="true"/>
    </style:style>
    <style:style style:name="T354" style:family="text">
      <style:text-properties fo:font-size="11.00pt" fo:font-weight="normal" fo:font-family="Calibri" style:font-family-asian="Calibri" style:font-family-complex="Calibri" fo:background-color="transparent" style:use-window-font-color="true"/>
    </style:style>
    <style:style style:name="T355" style:family="text">
      <style:text-properties fo:font-size="10.00pt" fo:font-weight="normal" fo:font-family="'Droid Sans Mono'" style:font-family-asian="'Droid Sans Mono'" style:font-family-complex="'Droid Sans Mono'" fo:background-color="transparent" style:use-window-font-color="true"/>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0.00pt" fo:font-weight="normal" fo:font-family="'Droid Sans Mono'" style:font-family-asian="'Droid Sans Mono'" style:font-family-complex="'Droid Sans Mono'" fo:background-color="transparent" style:use-window-font-color="true"/>
    </style:style>
    <style:style style:name="T358" style:family="text">
      <style:text-properties fo:font-size="11.00pt" fo:font-weight="normal" fo:font-family="Calibri" style:font-family-asian="Calibri" style:font-family-complex="Calibri" fo:background-color="transparent" style:use-window-font-color="true"/>
    </style:style>
    <style:style style:name="T359" style:family="text">
      <style:text-properties fo:font-size="12.00pt" fo:font-weight="normal" fo:font-family="'Times New Roman'" style:font-family-asian="'Times New Roman'" style:font-family-complex="'Times New Roman'" fo:background-color="transparent" style:use-window-font-color="true"/>
    </style:style>
    <style:style style:name="T36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6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62" style:family="text">
      <style:text-properties fo:font-size="12.00pt" fo:font-weight="normal" fo:font-family="'Times New Roman'" style:font-family-asian="'Times New Roman'" style:font-family-complex="'Times New Roman'" fo:background-color="transparent" style:use-window-font-color="true"/>
    </style:style>
    <style:style style:name="T363" style:family="text">
      <style:text-properties fo:font-size="10.00pt" fo:font-weight="normal" fo:font-family="'Droid Sans Mono'" style:font-family-asian="'Droid Sans Mono'" style:font-family-complex="'Droid Sans Mono'" fo:background-color="transparent" style:use-window-font-color="true"/>
    </style:style>
    <style:style style:name="T364" style:family="text">
      <style:text-properties fo:font-size="12.00pt" fo:font-weight="bold" fo:font-family="'Times New Roman'" style:font-family-asian="'Times New Roman'" style:font-family-complex="'Times New Roman'" fo:background-color="transparent" style:use-window-font-color="true"/>
    </style:style>
    <style:style style:name="T365" style:family="text">
      <style:text-properties fo:font-size="10.00pt" fo:font-weight="normal" fo:font-family="'Droid Sans Mono'" style:font-family-asian="'Droid Sans Mono'" style:font-family-complex="'Droid Sans Mono'" fo:background-color="transparent" style:use-window-font-color="true"/>
    </style:style>
    <style:style style:name="T366" style:family="text">
      <style:text-properties fo:font-size="10.00pt" fo:font-weight="bold" fo:font-family="'Droid Sans Mono'" style:font-family-asian="'Droid Sans Mono'" style:font-family-complex="'Droid Sans Mono'" fo:background-color="transparent" fo:color="#000000"/>
    </style:style>
    <style:style style:name="T367" style:family="text">
      <style:text-properties fo:font-size="10.00pt" fo:font-weight="normal" fo:font-family="'Droid Sans Mono'" style:font-family-asian="'Droid Sans Mono'" style:font-family-complex="'Droid Sans Mono'" fo:background-color="transparent" style:use-window-font-color="true"/>
    </style:style>
    <style:style style:name="T368" style:family="text">
      <style:text-properties fo:font-size="10.00pt" fo:font-weight="normal" fo:font-family="'Droid Sans Mono'" style:font-family-asian="'Droid Sans Mono'" style:font-family-complex="'Droid Sans Mono'" fo:background-color="transparent" fo:color="#66cc66"/>
    </style:style>
    <style:style style:name="T369" style:family="text">
      <style:text-properties fo:font-size="10.00pt" fo:font-weight="normal" fo:font-family="'Droid Sans Mono'" style:font-family-asian="'Droid Sans Mono'" style:font-family-complex="'Droid Sans Mono'"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0.00pt" fo:font-weight="normal" fo:font-family="'Droid Sans Mono'" style:font-family-asian="'Droid Sans Mono'" style:font-family-complex="'Droid Sans Mono'" fo:background-color="transparent" style:use-window-font-color="true"/>
    </style:style>
    <style:style style:name="T372" style:family="text">
      <style:text-properties fo:font-size="10.00pt" fo:font-weight="normal" fo:font-family="'Droid Sans Mono'" style:font-family-asian="'Droid Sans Mono'" style:font-family-complex="'Droid Sans Mono'" fo:background-color="transparent" fo:color="#006600"/>
    </style:style>
    <style:style style:name="T373" style:family="text">
      <style:text-properties fo:font-size="10.00pt" fo:font-weight="normal" fo:font-family="'Droid Sans Mono'" style:font-family-asian="'Droid Sans Mono'" style:font-family-complex="'Droid Sans Mono'" fo:background-color="transparent" fo:color="#66cc66"/>
    </style:style>
    <style:style style:name="T374" style:family="text">
      <style:text-properties fo:font-size="10.00pt" fo:font-weight="normal" fo:font-family="'Droid Sans Mono'" style:font-family-asian="'Droid Sans Mono'" style:font-family-complex="'Droid Sans Mono'" fo:background-color="transparent" style:use-window-font-color="true"/>
    </style:style>
    <style:style style:name="T375" style:family="text">
      <style:text-properties fo:font-size="10.00pt" fo:font-weight="normal" fo:font-family="'Droid Sans Mono'" style:font-family-asian="'Droid Sans Mono'" style:font-family-complex="'Droid Sans Mono'" fo:background-color="transparent" fo:color="#ff0000"/>
    </style:style>
    <style:style style:name="T376" style:family="text">
      <style:text-properties fo:font-size="10.00pt" fo:font-weight="normal" fo:font-family="'Droid Sans Mono'" style:font-family-asian="'Droid Sans Mono'" style:font-family-complex="'Droid Sans Mono'" fo:background-color="transparent" fo:color="#66cc66"/>
    </style:style>
    <style:style style:name="T377" style:family="text">
      <style:text-properties fo:font-size="10.00pt" fo:font-weight="normal" fo:font-family="'Droid Sans Mono'" style:font-family-asian="'Droid Sans Mono'" style:font-family-complex="'Droid Sans Mono'" fo:background-color="transparent" style:use-window-font-color="true"/>
    </style:style>
    <style:style style:name="T378" style:family="text">
      <style:text-properties fo:font-size="10.00pt" fo:font-weight="normal" fo:font-family="'Droid Sans Mono'" style:font-family-asian="'Droid Sans Mono'" style:font-family-complex="'Droid Sans Mono'" fo:background-color="transparent" fo:color="#006600"/>
    </style:style>
    <style:style style:name="T379" style:family="text">
      <style:text-properties fo:font-size="10.00pt" fo:font-weight="normal" fo:font-family="'Droid Sans Mono'" style:font-family-asian="'Droid Sans Mono'" style:font-family-complex="'Droid Sans Mono'" fo:background-color="transparent" fo:color="#66cc66"/>
    </style:style>
    <style:style style:name="T380" style:family="text">
      <style:text-properties fo:font-size="10.00pt" fo:font-weight="normal" fo:font-family="'Droid Sans Mono'" style:font-family-asian="'Droid Sans Mono'" style:font-family-complex="'Droid Sans Mono'" fo:background-color="transparent" style:use-window-font-color="true"/>
    </style:style>
    <style:style style:name="T381" style:family="text">
      <style:text-properties fo:font-size="10.00pt" fo:font-weight="normal" fo:font-family="'Droid Sans Mono'" style:font-family-asian="'Droid Sans Mono'" style:font-family-complex="'Droid Sans Mono'" fo:background-color="transparent" fo:color="#ff0000"/>
    </style:style>
    <style:style style:name="T382" style:family="text">
      <style:text-properties fo:font-size="10.00pt" fo:font-weight="normal" fo:font-family="'Droid Sans Mono'" style:font-family-asian="'Droid Sans Mono'" style:font-family-complex="'Droid Sans Mono'" fo:background-color="transparent" fo:color="#66cc66"/>
    </style:style>
    <style:style style:name="T383" style:family="text">
      <style:text-properties fo:font-size="10.00pt" fo:font-weight="normal" fo:font-family="'Droid Sans Mono'" style:font-family-asian="'Droid Sans Mono'" style:font-family-complex="'Droid Sans Mono'" fo:background-color="transparent" style:use-window-font-color="true"/>
    </style:style>
    <style:style style:name="T384" style:family="text">
      <style:text-properties fo:font-size="10.00pt" fo:font-weight="normal" fo:font-family="'Droid Sans Mono'" style:font-family-asian="'Droid Sans Mono'" style:font-family-complex="'Droid Sans Mono'" fo:background-color="transparent" fo:color="#006600"/>
    </style:style>
    <style:style style:name="T385" style:family="text">
      <style:text-properties fo:font-size="10.00pt" fo:font-weight="normal" fo:font-family="'Droid Sans Mono'" style:font-family-asian="'Droid Sans Mono'" style:font-family-complex="'Droid Sans Mono'" fo:background-color="transparent" fo:color="#66cc66"/>
    </style:style>
    <style:style style:name="T386" style:family="text">
      <style:text-properties fo:font-size="10.00pt" fo:font-weight="normal" fo:font-family="'Droid Sans Mono'" style:font-family-asian="'Droid Sans Mono'" style:font-family-complex="'Droid Sans Mono'" fo:background-color="transparent" style:use-window-font-color="true"/>
    </style:style>
    <style:style style:name="T387" style:family="text">
      <style:text-properties fo:font-size="10.00pt" fo:font-weight="normal" fo:font-family="'Droid Sans Mono'" style:font-family-asian="'Droid Sans Mono'" style:font-family-complex="'Droid Sans Mono'" fo:background-color="transparent" fo:color="#ff0000"/>
    </style:style>
    <style:style style:name="T388" style:family="text">
      <style:text-properties fo:font-size="10.00pt" fo:font-weight="normal" fo:font-family="'Droid Sans Mono'" style:font-family-asian="'Droid Sans Mono'" style:font-family-complex="'Droid Sans Mono'" fo:background-color="transparent" fo:color="#66cc66"/>
    </style:style>
    <style:style style:name="T389" style:family="text">
      <style:text-properties fo:font-size="10.00pt" fo:font-weight="normal" fo:font-family="'Droid Sans Mono'" style:font-family-asian="'Droid Sans Mono'" style:font-family-complex="'Droid Sans Mono'" fo:background-color="transparent" style:use-window-font-color="true"/>
    </style:style>
    <style:style style:name="T390" style:family="text">
      <style:text-properties fo:font-size="10.00pt" fo:font-weight="normal" fo:font-family="'Droid Sans Mono'" style:font-family-asian="'Droid Sans Mono'" style:font-family-complex="'Droid Sans Mono'" fo:background-color="transparent" fo:color="#006600"/>
    </style:style>
    <style:style style:name="T391" style:family="text">
      <style:text-properties fo:font-size="10.00pt" fo:font-weight="normal" fo:font-family="'Droid Sans Mono'" style:font-family-asian="'Droid Sans Mono'" style:font-family-complex="'Droid Sans Mono'" fo:background-color="transparent" fo:color="#66cc66"/>
    </style:style>
    <style:style style:name="T392" style:family="text">
      <style:text-properties fo:font-size="10.00pt" fo:font-weight="normal" fo:font-family="'Droid Sans Mono'" style:font-family-asian="'Droid Sans Mono'" style:font-family-complex="'Droid Sans Mono'" fo:background-color="transparent" style:use-window-font-color="true"/>
    </style:style>
    <style:style style:name="T393" style:family="text">
      <style:text-properties fo:font-size="10.00pt" fo:font-weight="normal" fo:font-family="'Droid Sans Mono'" style:font-family-asian="'Droid Sans Mono'" style:font-family-complex="'Droid Sans Mono'" fo:background-color="transparent" fo:color="#ff0000"/>
    </style:style>
    <style:style style:name="T394" style:family="text">
      <style:text-properties fo:font-size="10.00pt" fo:font-weight="normal" fo:font-family="'Droid Sans Mono'" style:font-family-asian="'Droid Sans Mono'" style:font-family-complex="'Droid Sans Mono'" fo:background-color="transparent" fo:color="#66cc66"/>
    </style:style>
    <style:style style:name="T395" style:family="text">
      <style:text-properties fo:font-size="10.00pt" fo:font-weight="normal" fo:font-family="'Droid Sans Mono'" style:font-family-asian="'Droid Sans Mono'" style:font-family-complex="'Droid Sans Mono'" fo:background-color="transparent" style:use-window-font-color="true"/>
    </style:style>
    <style:style style:name="T396" style:family="text">
      <style:text-properties fo:font-size="12.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justify"/>
    </style:style>
    <text:list-style style:name="L3">
      <text:list-level-style-bullet text:level="1" text:bullet-char="•">
        <style:list-level-properties text:space-before="21.20pt" text:min-label-width="14.15pt"/>
        <style:text-properties fo:font-family="Symbol"/>
      </text:list-level-style-bullet>
    </text:list-style>
    <style:style style:name="P3" style:family="paragraph">
      <style:paragraph-properties fo:line-height="100.00%" fo:text-align="justify"/>
    </style:style>
    <style:style style:name="P4" style:family="paragraph">
      <style:paragraph-properties fo:line-height="100.00%" fo:text-align="justify" fo:margin-bottom="6.00pt"/>
    </style:style>
    <style:style style:name="P5" style:family="paragraph">
      <style:paragraph-properties fo:line-height="100.00%" fo:text-align="justify"/>
    </style:style>
    <style:style style:name="P6" style:family="paragraph">
      <style:paragraph-properties fo:line-height="100.00%" fo:text-align="justify" fo:margin-top="12.00pt" fo:margin-bottom="6.00pt"/>
    </style:style>
    <style:style style:name="P7" style:family="paragraph">
      <style:paragraph-properties fo:line-height="100.00%" fo:text-align="justify" fo:margin-bottom="6.00pt"/>
    </style:style>
    <text:list-style style:name="L8">
      <text:list-level-style-bullet text:level="1" text:bullet-char="•">
        <style:list-level-properties text:space-before="21.20pt" text:min-label-width="14.15pt"/>
        <style:text-properties fo:font-family="Symbol"/>
      </text:list-level-style-bullet>
    </text:list-style>
    <style:style style:name="P8" style:family="paragraph">
      <style:paragraph-properties fo:line-height="100.00%" fo:text-align="justify"/>
    </style:style>
    <style:style style:name="P9" style:family="paragraph">
      <style:paragraph-properties fo:line-height="100.00%" fo:text-align="justify" fo:margin-bottom="6.00pt"/>
    </style:style>
    <style:style style:name="P10" style:family="paragraph">
      <style:paragraph-properties fo:line-height="100.00%" fo:text-align="justify" fo:margin-bottom="6.00pt"/>
    </style:style>
    <text:list-style style:name="L11">
      <text:list-level-style-bullet text:level="1" text:bullet-char="•">
        <style:list-level-properties text:space-before="21.20pt" text:min-label-width="14.15pt"/>
        <style:text-properties fo:font-family="Symbol"/>
      </text:list-level-style-bullet>
    </text:list-style>
    <style:style style:name="P11" style:family="paragraph">
      <style:paragraph-properties fo:line-height="100.00%" fo:text-align="justify" fo:margin-bottom="6.00pt"/>
    </style:style>
    <style:style style:name="P12" style:family="paragraph">
      <style:paragraph-properties fo:line-height="100.00%" fo:text-align="justify" fo:margin-top="10.00pt" fo:margin-bottom="6.00pt"/>
    </style:style>
    <text:list-style style:name="L13">
      <text:list-level-style-bullet text:level="1" text:bullet-char="•">
        <style:list-level-properties text:space-before="21.20pt" text:min-label-width="14.15pt"/>
        <style:text-properties fo:font-family="Symbol"/>
      </text:list-level-style-bullet>
    </text:list-style>
    <style:style style:name="P13" style:family="paragraph">
      <style:paragraph-properties fo:line-height="100.00%" fo:text-align="justify"/>
    </style:style>
    <style:style style:name="P14" style:family="paragraph">
      <style:paragraph-properties fo:line-height="100.00%" fo:text-align="justify"/>
    </style:style>
    <style:style style:name="P15" style:family="paragraph">
      <style:paragraph-properties fo:line-height="100.00%" fo:text-align="justify" fo:margin-top="12.00pt" fo:margin-bottom="6.00pt"/>
    </style:style>
    <style:style style:name="P16" style:family="paragraph">
      <style:paragraph-properties fo:line-height="100.00%" fo:text-align="justify" fo:margin-bottom="6.00pt"/>
    </style:style>
    <text:list-style style:name="L17">
      <text:list-level-style-bullet text:level="1" text:bullet-char="•">
        <style:list-level-properties text:space-before="21.20pt" text:min-label-width="14.15pt"/>
        <style:text-properties fo:font-family="Symbol"/>
      </text:list-level-style-bullet>
    </text:list-style>
    <style:style style:name="P17" style:family="paragraph">
      <style:paragraph-properties fo:line-height="100.00%" fo:text-align="justify"/>
    </style:style>
    <style:style style:name="P18" style:family="paragraph">
      <style:paragraph-properties fo:line-height="100.00%" fo:text-align="justify" fo:margin-bottom="6.00pt"/>
    </style:style>
    <style:style style:name="P19" style:family="paragraph">
      <style:paragraph-properties fo:line-height="100.00%" fo:text-align="justify" fo:margin-bottom="6.00pt"/>
    </style:style>
    <text:list-style style:name="L20">
      <text:list-level-style-bullet text:level="1" text:bullet-char="•">
        <style:list-level-properties text:space-before="21.20pt" text:min-label-width="14.15pt"/>
        <style:text-properties fo:font-family="Symbol"/>
      </text:list-level-style-bullet>
    </text:list-style>
    <style:style style:name="P20" style:family="paragraph">
      <style:paragraph-properties fo:line-height="100.00%" fo:text-align="justify"/>
    </style:style>
    <style:style style:name="P21" style:family="paragraph">
      <style:paragraph-properties fo:line-height="100.00%" fo:text-align="justify" fo:margin-bottom="6.00pt"/>
    </style:style>
    <style:style style:name="P22" style:family="paragraph">
      <style:paragraph-properties fo:line-height="100.00%" fo:text-align="justify" fo:margin-bottom="6.00pt"/>
    </style:style>
    <style:style style:name="P23" style:family="paragraph">
      <style:paragraph-properties fo:line-height="100.00%" fo:text-align="justify" fo:margin-top="10.00pt" fo:margin-bottom="6.00pt"/>
    </style:style>
    <text:list-style style:name="L24">
      <text:list-level-style-bullet text:level="1" text:bullet-char="•">
        <style:list-level-properties text:space-before="21.20pt" text:min-label-width="14.15pt"/>
        <style:text-properties fo:font-family="Symbol"/>
      </text:list-level-style-bullet>
    </text:list-style>
    <style:style style:name="P24" style:family="paragraph">
      <style:paragraph-properties fo:line-height="100.00%" fo:text-align="justify"/>
    </style:style>
    <style:style style:name="P25" style:family="paragraph">
      <style:paragraph-properties fo:line-height="100.00%" fo:text-align="justify" fo:margin-top="12.00pt" fo:margin-bottom="6.00pt"/>
    </style:style>
    <style:style style:name="P26" style:family="paragraph">
      <style:paragraph-properties fo:line-height="100.00%" fo:text-align="justify" fo:margin-bottom="6.00pt"/>
    </style:style>
    <text:list-style style:name="L27">
      <text:list-level-style-bullet text:level="1" text:bullet-char="•">
        <style:list-level-properties text:space-before="21.20pt" text:min-label-width="14.15pt"/>
        <style:text-properties fo:font-family="Symbol"/>
      </text:list-level-style-bullet>
    </text:list-style>
    <style:style style:name="P27" style:family="paragraph">
      <style:paragraph-properties fo:line-height="100.00%" fo:text-align="justify"/>
    </style:style>
    <style:style style:name="P28" style:family="paragraph">
      <style:paragraph-properties fo:line-height="100.00%" fo:text-align="justify" fo:margin-bottom="6.00pt"/>
    </style:style>
    <style:style style:name="P29" style:family="paragraph">
      <style:paragraph-properties fo:line-height="100.00%" fo:text-align="justify" fo:margin-bottom="6.00pt"/>
    </style:style>
    <text:list-style style:name="L30">
      <text:list-level-style-bullet text:level="1" text:bullet-char="•">
        <style:list-level-properties text:space-before="21.20pt" text:min-label-width="14.15pt"/>
        <style:text-properties fo:font-family="Symbol"/>
      </text:list-level-style-bullet>
    </text:list-style>
    <style:style style:name="P30" style:family="paragraph">
      <style:paragraph-properties fo:line-height="100.00%" fo:text-align="justify" fo:margin-bottom="6.00pt"/>
    </style:style>
    <style:style style:name="P31" style:family="paragraph">
      <style:paragraph-properties fo:line-height="100.00%" fo:text-align="justify" fo:margin-top="10.00pt" fo:margin-bottom="6.00pt"/>
    </style:style>
    <text:list-style style:name="L32">
      <text:list-level-style-bullet text:level="1" text:bullet-char="•">
        <style:list-level-properties text:space-before="21.20pt" text:min-label-width="14.15pt"/>
        <style:text-properties fo:font-family="Symbol"/>
      </text:list-level-style-bullet>
    </text:list-style>
    <style:style style:name="P32" style:family="paragraph">
      <style:paragraph-properties fo:line-height="100.00%" fo:text-align="justify"/>
    </style:style>
    <style:style style:name="P33" style:family="paragraph">
      <style:paragraph-properties fo:line-height="100.00%" fo:text-align="justify" fo:margin-top="12.00pt" fo:margin-bottom="6.00pt"/>
    </style:style>
    <style:style style:name="P34" style:family="paragraph">
      <style:paragraph-properties fo:line-height="100.00%" fo:text-align="justify" fo:margin-bottom="6.00pt"/>
    </style:style>
    <text:list-style style:name="L35">
      <text:list-level-style-bullet text:level="1" text:bullet-char="•">
        <style:list-level-properties text:space-before="21.20pt" text:min-label-width="14.15pt"/>
        <style:text-properties fo:font-family="Symbol"/>
      </text:list-level-style-bullet>
    </text:list-style>
    <style:style style:name="P35" style:family="paragraph">
      <style:paragraph-properties fo:line-height="100.00%" fo:text-align="justify"/>
    </style:style>
    <style:style style:name="P36" style:family="paragraph">
      <style:paragraph-properties fo:line-height="100.00%" fo:text-align="justify" fo:margin-bottom="6.00pt"/>
    </style:style>
    <style:style style:name="P37" style:family="paragraph">
      <style:paragraph-properties fo:line-height="100.00%" fo:text-align="justify" fo:margin-bottom="6.00pt"/>
    </style:style>
    <text:list-style style:name="L38">
      <text:list-level-style-bullet text:level="1" text:bullet-char="•">
        <style:list-level-properties text:space-before="21.20pt" text:min-label-width="14.15pt"/>
        <style:text-properties fo:font-family="Symbol"/>
      </text:list-level-style-bullet>
    </text:list-style>
    <style:style style:name="P38" style:family="paragraph">
      <style:paragraph-properties fo:line-height="100.00%" fo:text-align="justify"/>
    </style:style>
    <style:style style:name="P39" style:family="paragraph">
      <style:paragraph-properties fo:line-height="100.00%" fo:text-align="justify" fo:margin-bottom="6.00pt"/>
    </style:style>
    <style:style style:name="P40" style:family="paragraph">
      <style:paragraph-properties fo:line-height="100.00%" fo:text-align="justify" fo:margin-top="10.00pt" fo:margin-bottom="6.00pt"/>
    </style:style>
    <text:list-style style:name="L41">
      <text:list-level-style-bullet text:level="1" text:bullet-char="•">
        <style:list-level-properties text:space-before="21.20pt" text:min-label-width="14.15pt"/>
        <style:text-properties fo:font-family="Symbol"/>
      </text:list-level-style-bullet>
    </text:list-style>
    <style:style style:name="P41" style:family="paragraph">
      <style:paragraph-properties fo:line-height="100.00%" fo:text-align="justify"/>
    </style:style>
    <style:style style:name="P42" style:family="paragraph">
      <style:paragraph-properties fo:line-height="100.00%" fo:text-align="justify" fo:margin-bottom="6.00pt"/>
    </style:style>
    <style:style style:name="P43" style:family="paragraph">
      <style:paragraph-properties fo:line-height="100.00%" fo:text-align="left" fo:margin-top="12.00pt" fo:margin-bottom="6.00pt"/>
    </style:style>
    <style:style style:name="P44" style:family="paragraph">
      <style:paragraph-properties fo:line-height="100.00%" fo:text-align="justify" fo:margin-bottom="6.00pt"/>
    </style:style>
    <text:list-style style:name="L45">
      <text:list-level-style-bullet text:level="1" text:bullet-char="•">
        <style:list-level-properties text:space-before="21.20pt" text:min-label-width="14.15pt"/>
        <style:text-properties fo:font-family="Symbol"/>
      </text:list-level-style-bullet>
    </text:list-style>
    <style:style style:name="P45" style:family="paragraph">
      <style:paragraph-properties fo:line-height="100.00%" fo:text-align="left"/>
    </style:style>
    <style:style style:name="P46" style:family="paragraph">
      <style:paragraph-properties fo:line-height="100.00%" fo:text-align="left" fo:margin-bottom="6.00pt"/>
    </style:style>
    <style:style style:name="P47" style:family="paragraph">
      <style:paragraph-properties fo:line-height="100.00%" fo:text-align="left" fo:margin-bottom="6.00pt"/>
    </style:style>
    <text:list-style style:name="L48">
      <text:list-level-style-bullet text:level="1" text:bullet-char="•">
        <style:list-level-properties text:space-before="21.20pt" text:min-label-width="14.15pt"/>
        <style:text-properties fo:font-family="Symbol"/>
      </text:list-level-style-bullet>
    </text:list-style>
    <style:style style:name="P48" style:family="paragraph">
      <style:paragraph-properties fo:line-height="100.00%" fo:text-align="left"/>
    </style:style>
    <style:style style:name="P49" style:family="paragraph">
      <style:paragraph-properties fo:line-height="100.00%" fo:text-align="left" fo:margin-bottom="6.00pt"/>
    </style:style>
    <style:style style:name="P50" style:family="paragraph">
      <style:paragraph-properties fo:line-height="100.00%" fo:text-align="left" fo:margin-bottom="6.00pt"/>
    </style:style>
    <style:style style:name="P51" style:family="paragraph">
      <style:paragraph-properties fo:line-height="100.00%" fo:text-align="left"/>
    </style:style>
    <style:style style:name="P52" style:family="paragraph">
      <style:paragraph-properties fo:line-height="100.00%" fo:text-align="left" fo:margin-bottom="14.15pt"/>
    </style:style>
    <style:style style:name="P53" style:family="paragraph">
      <style:paragraph-properties fo:line-height="100.00%" fo:text-align="left" fo:margin-bottom="6.00pt"/>
    </style:style>
    <style:style style:name="P54" style:family="paragraph">
      <style:paragraph-properties fo:line-height="100.00%" fo:text-align="left"/>
    </style:style>
    <style:style style:name="P55" style:family="paragraph">
      <style:paragraph-properties fo:line-height="100.00%" fo:text-align="left" fo:margin-bottom="14.15pt"/>
    </style:style>
    <style:style style:name="P56" style:family="paragraph">
      <style:paragraph-properties fo:line-height="100.00%" fo:text-align="left" fo:margin-bottom="6.00pt"/>
    </style:style>
    <style:style style:name="P57" style:family="paragraph">
      <style:paragraph-properties fo:line-height="100.00%" fo:text-align="left" fo:margin-bottom="14.15pt"/>
    </style:style>
    <style:style style:name="P58" style:family="paragraph">
      <style:paragraph-properties fo:line-height="100.00%" fo:text-align="justify" fo:margin-bottom="6.00pt"/>
    </style:style>
    <style:style style:name="P59" style:family="paragraph">
      <style:paragraph-properties fo:line-height="100.00%" fo:text-align="left"/>
    </style:style>
    <style:style style:name="P60" style:family="paragraph">
      <style:paragraph-properties fo:line-height="100.00%" fo:text-align="left" fo:margin-bottom="14.15pt"/>
    </style:style>
    <style:style style:name="P61" style:family="paragraph">
      <style:paragraph-properties fo:line-height="100.00%" fo:text-align="left" fo:margin-bottom="6.00pt"/>
    </style:style>
    <style:style style:name="P62" style:family="paragraph">
      <style:paragraph-properties fo:line-height="100.00%" fo:text-align="left"/>
    </style:style>
    <style:style style:name="P63" style:family="paragraph">
      <style:paragraph-properties fo:line-height="100.00%" fo:text-align="left" fo:margin-bottom="14.15pt"/>
    </style:style>
    <style:style style:name="P64" style:family="paragraph">
      <style:paragraph-properties fo:line-height="100.00%" fo:text-align="left" fo:margin-bottom="6.00pt"/>
    </style:style>
    <style:style style:name="P65" style:family="paragraph">
      <style:paragraph-properties fo:line-height="100.00%" fo:text-align="justify" fo:margin-bottom="14.15pt"/>
    </style:style>
    <style:style style:name="P66" style:family="paragraph">
      <style:paragraph-properties fo:line-height="100.00%" fo:text-align="left" fo:margin-top="10.00pt" fo:margin-bottom="6.00pt"/>
    </style:style>
    <style:style style:name="P67" style:family="paragraph">
      <style:paragraph-properties fo:line-height="100.00%" fo:text-align="justify" fo:margin-bottom="6.00pt"/>
    </style:style>
    <text:list-style style:name="L68">
      <text:list-level-style-bullet text:level="1" text:bullet-char="•">
        <style:list-level-properties text:space-before="21.20pt" text:min-label-width="14.15pt"/>
        <style:text-properties fo:font-family="Symbol"/>
      </text:list-level-style-bullet>
    </text:list-style>
    <style:style style:name="P68" style:family="paragraph">
      <style:paragraph-properties fo:line-height="100.00%" fo:text-align="justify" fo:margin-bottom="6.00pt"/>
    </style:style>
    <style:style style:name="P69" style:family="paragraph">
      <style:paragraph-properties fo:line-height="100.00%" fo:text-align="justify"/>
    </style:style>
    <style:style style:name="P70" style:family="paragraph">
      <style:paragraph-properties fo:line-height="100.00%" fo:text-align="justify" fo:margin-bottom="6.00pt"/>
    </style:style>
    <style:style style:name="P71" style:family="paragraph">
      <style:paragraph-properties fo:line-height="100.00%" fo:text-align="justify" fo:margin-bottom="6.00pt"/>
    </style:style>
    <style:style style:name="P72" style:family="paragraph">
      <style:paragraph-properties fo:line-height="100.00%" fo:text-align="justify"/>
    </style:style>
    <style:style style:name="P73" style:family="paragraph">
      <style:paragraph-properties fo:line-height="100.00%" fo:text-align="left"/>
    </style:style>
    <style:style style:name="P74" style:family="paragraph">
      <style:paragraph-properties fo:line-height="100.00%" fo:text-align="justify" fo:margin-bottom="6.00pt"/>
    </style:style>
    <style:style style:name="P75" style:family="paragraph">
      <style:paragraph-properties fo:line-height="100.00%" fo:text-align="justify"/>
    </style:style>
    <style:style style:name="P76" style:family="paragraph">
      <style:paragraph-properties fo:line-height="100.00%" fo:text-align="justify" fo:margin-bottom="14.15pt"/>
    </style:style>
    <style:style style:name="P77" style:family="paragraph">
      <style:paragraph-properties fo:line-height="100.00%" fo:text-align="justify" fo:margin-bottom="6.00pt"/>
    </style:style>
    <style:style style:name="P78" style:family="paragraph">
      <style:paragraph-properties fo:line-height="100.00%" fo:text-align="justify"/>
    </style:style>
    <style:style style:name="P79" style:family="paragraph">
      <style:paragraph-properties fo:line-height="100.00%" fo:text-align="justify" fo:margin-bottom="14.15pt"/>
    </style:style>
    <style:style style:name="P80" style:family="paragraph">
      <style:paragraph-properties fo:line-height="100.00%" fo:text-align="justify"/>
    </style:style>
  </office:automatic-styles>
  <office:body>
    <office:text>
      <text:p text:style-name="P1"><text:span text:style-name="T1"/></text:p>
      <text:p text:style-name="P1"><text:span text:style-name="T1"/></text:p>
      <text:p text:style-name="P1"><text:span text:style-name="T1"/></text:p>
      <text:p text:style-name="P1"><text:span text:style-name="T1">COLECCIONES EN JAVA</text:span></text:p>
      <text:p text:style-name="P2"><text:span text:style-name="T2"/></text:p>
      <text:p text:style-name="P2"><text:span text:style-name="T3">Vamos a ver el marco de trabajo de Colecciones en Java (FrameWork de Colecciones), el cual contiene interfaces que definen una funcionalidad, clases que representan estructuras de datos<text:s text:c="2"/>y algoritmos preempaquetados para manipular esas estructuras de datos.</text:span></text:p>
      <text:p text:style-name="P2"><text:span text:style-name="T3">Una<text:s/></text:span><text:span text:style-name="T4">colección</text:span><text:span text:style-name="T5"><text:s/>es una estructura de datos, en realidad un objeto, que puede guardar referencias a otros objetos los cuales son todos del mismo tipo.</text:span></text:p>
      <text:p text:style-name="P2"><text:span text:style-name="T5">Las interfaces del marco de trabajo de Colecciones declaran las operaciones que se pueden realizar en forma genérica en varios tipos de colecciones.</text:span></text:p>
      <text:p text:style-name="P2"><text:span text:style-name="T6"/></text:p>
      <text:p text:style-name="P2"><text:span text:style-name="T7"><text:s text:c="2"/>Clase<text:s text:c="7"/>TreeMap</text:span></text:p>
      <text:p text:style-name="P2"><text:span text:style-name="T7"><text:s text:c="2"/>Clase<text:s text:c="8"/>HasMap</text:span></text:p>
      <text:p text:style-name="P2"><text:span text:style-name="T7"><text:s text:c="2"/>Clase<text:s text:c="7"/>TreeSet</text:span></text:p>
      <text:p text:style-name="P2"><text:span text:style-name="T7"><text:s text:c="2"/>Interfaz<text:s text:c="7"/>SortedSet</text:span></text:p>
      <text:p text:style-name="P2"><text:span text:style-name="T7"><text:s text:c="2"/>Clase<text:s text:c="8"/>HashSet</text:span></text:p>
      <text:p text:style-name="P2"><text:span text:style-name="T7"><text:s text:c="2"/>Clase<text:s text:c="7"/>LinkedList</text:span></text:p>
      <text:p text:style-name="P2"><text:span text:style-name="T7"><text:s text:c="4"/>Clase<text:s text:c="9"/>ArrayList</text:span></text:p>
      <text:p text:style-name="P2"><text:span text:style-name="T7"><text:s text:c="2"/></text:span><text:span text:style-name="T8">&lt;&lt;Interfaz &gt;&gt;<text:s/></text:span><text:span text:style-name="T9"><text:s text:c="3"/>Iterador</text:span></text:p>
      <text:p text:style-name="P2"><text:span text:style-name="T9"><text:s text:c="3"/></text:span><text:span text:style-name="T10">&lt;&lt;</text:span><text:span text:style-name="T11">Interfaz</text:span><text:span text:style-name="T12">&gt;&gt;</text:span><text:span text:style-name="T13"><text:s text:c="11"/>Map</text:span></text:p>
      <text:p text:style-name="P2"><text:span text:style-name="T13"><text:s/></text:span><text:span text:style-name="T14">&lt;&lt;</text:span><text:span text:style-name="T15">Interfaz</text:span><text:span text:style-name="T16">&gt;&gt;</text:span><text:span text:style-name="T17"><text:s text:c="4"/>Collection</text:span><text:span text:style-name="T18"/></text:p>
      <text:p text:style-name="P2"><text:span text:style-name="T19"><text:s text:c="2"/></text:span><text:span text:style-name="T20">&lt;&lt;</text:span><text:span text:style-name="T21">Interfaz</text:span><text:span text:style-name="T22">&gt;&gt;<text:s/></text:span><text:span text:style-name="T23"><text:s text:c="6"/>List</text:span></text:p>
      <text:p text:style-name="P2"><text:span text:style-name="T23"><text:s text:c="2"/></text:span><text:span text:style-name="T24">&lt;&lt;</text:span><text:span text:style-name="T25">Interfaz</text:span><text:span text:style-name="T26"><text:s/>&gt;&gt;<text:s/></text:span><text:span text:style-name="T27"><text:s text:c="10"/>Set</text:span></text:p>
      <text:p text:style-name="P2"><text:span text:style-name="T27"><text:s text:c="2"/></text:span><text:span text:style-name="T28">&lt;&lt;</text:span><text:span text:style-name="T29">Interfaz<text:s/></text:span><text:span text:style-name="T30">&gt;&gt;</text:span><text:span text:style-name="T31"><text:s text:c="6"/>SortedMap</text:span></text:p>
      <text:p text:style-name="P2"><text:span text:style-name="T31"><text:s text:c="2"/></text:span><text:span text:style-name="T32">&lt;&lt;Interfaz &gt;&gt;<text:s/></text:span><text:span text:style-name="T33"><text:s text:c="3"/>Queue</text:span></text:p>
      <text:p text:style-name="P2"><text:span text:style-name="T34"/></text:p>
      <text:p text:style-name="P2"><text:span text:style-name="T34"/></text:p>
      <text:p text:style-name="P2"><draw:frame text:anchor-type="as-char" svg:width="145.20mm" svg:height="118.53mm" style:rel-width="scale" style:rel-height="scale"><draw:object-ole xlink:href="OleObj1"/><draw:image xlink:href="ObjectReplacements/OleObj1"/></draw:frame><text:span text:style-name="T34"/></text:p>
      <text:p text:style-name="P2"><text:span text:style-name="T35">Una serie de interfaces clasifica las colecciones de Java en los siguientes tipos:</text:span></text:p>
      <text:list text:style-name="L3">
        <text:list-item>
          <text:p text:style-name="P3"><text:span text:style-name="T36">Listas (Interfaz List)</text:span><text:span text:style-name="T37">: Una lista ordenada, o secuencia. Normalmente permiten duplicados y tienen acceso aleatorio (es decir, puedes obtener elementos alojados en cualquier índice como si de un array se tratase).</text:span></text:p>
        </text:list-item>
        <text:list-item>
          <text:p text:style-name="P3"><text:span text:style-name="T38">Conjuntos (Interfaz Set)</text:span><text:span text:style-name="T39">: Colecciones que no admiten dos elementos iguales. Es decir, colecciones que no admiten que un nuevo elemento B pueda añadirse a una colección que tenga un elemento A cuando<text:s/></text:span><text:span text:style-name="T40">A.equals(B)</text:span><text:span text:style-name="T41">.</text:span></text:p>
        </text:list-item>
        <text:list-item>
          <text:p text:style-name="P3"><text:span text:style-name="T42">Mapas (Interfaz Map)</text:span><text:span text:style-name="T43">: Colecciones que asocian un valor a una clave. Un Map<text:s/></text:span><text:span text:style-name="T44">no puede tener dos claves iguales</text:span><text:span text:style-name="T45">.</text:span></text:p>
        </text:list-item>
        <text:list-item>
          <text:p text:style-name="P4"><text:span text:style-name="T46">Colas (Interfaz Queue)</text:span><text:span text:style-name="T47">: Colecciones que permiten crear colas LIFO o FIFO. No permiten acceso aleatorio, solo pueden tomarse objetos de su principio, final o ambos, dependiendo de la implementación.</text:span></text:p>
        </text:list-item>
      </text:list>
      <text:p text:style-name="P5"><text:span text:style-name="T48"/></text:p>
      <text:p text:style-name="P5"><text:span text:style-name="T49">Collection se utiliza comúnmente para permitir el procesamiento polimórfico de todos los objetos que implementan a la interfaz Collection. </text:span></text:p>
      <text:p text:style-name="P5"><text:span text:style-name="T49">Además, el marco de trabajo de colecciones cuenta con varios algoritmos de alto rendimiento para manipular los elementos de una colección. Estos algoritmos se implementan como métodos static de la clase Collections:</text:span></text:p>
      <text:p text:style-name="P5"><text:span text:style-name="T50"/></text:p>
      <text:p text:style-name="P5"><text:span text:style-name="T51">sort</text:span><text:span text:style-name="T52"><text:tab/><text:tab/><text:tab/>Ordena elementos de un objeto List</text:span></text:p>
      <text:p text:style-name="P5"><text:span text:style-name="T53">binarySearch</text:span><text:span text:style-name="T54"><text:s/><text:tab/>Localiza un objeto en un objeto List</text:span></text:p>
      <text:p text:style-name="P5"><text:span text:style-name="T55">reverse</text:span><text:span text:style-name="T56"><text:tab/><text:tab/>Invierte elementos de un objeto List</text:span></text:p>
      <text:p text:style-name="P5"><text:span text:style-name="T57">shuffle</text:span><text:span text:style-name="T58"><text:tab/><text:tab/><text:tab/>Ordena al azar los objetos de un objeto List</text:span></text:p>
      <text:p text:style-name="P5"><text:span text:style-name="T59">fill</text:span><text:span text:style-name="T60"><text:tab/><text:tab/><text:tab/>Sobreescribe los elementos de un objeto List con un valor especificado</text:span></text:p>
      <text:p text:style-name="P5"><text:span text:style-name="T61">copy</text:span><text:span text:style-name="T62"><text:tab/><text:tab/><text:tab/>Copia referencias de un objeto List a otro</text:span></text:p>
      <text:p text:style-name="P5"><text:span text:style-name="T63"/></text:p>
      <text:p text:style-name="P5"><text:span text:style-name="T64">min</text:span><text:span text:style-name="T65"><text:tab/><text:tab/><text:tab/>Devuelve elemento más pequeño en un objeto Collection</text:span></text:p>
      <text:p text:style-name="P5"><text:span text:style-name="T66">max</text:span><text:span text:style-name="T67"><text:tab/><text:tab/><text:tab/>Devuelve elemento más grande en un objeto Collection</text:span></text:p>
      <text:p text:style-name="P5"><text:span text:style-name="T68">addAll</text:span><text:span text:style-name="T69"><text:tab/><text:tab/><text:tab/>Anexa todos los elementos, de un objeto Collection, en un array</text:span></text:p>
      <text:p text:style-name="P5"><text:span text:style-name="T70">frequency</text:span><text:span text:style-name="T71"><text:tab/><text:tab/>Calcula cuántos elementos en la colección son iguales a un elemento <text:tab/><text:tab/><text:tab/><text:tab/>especificado</text:span></text:p>
      <text:p text:style-name="P5"><text:span text:style-name="T72">disjoint</text:span><text:span text:style-name="T73"><text:tab/><text:tab/>Determina si dos colecciones no tienen elementos en común</text:span></text:p>
      <text:p text:style-name="P5"><text:span text:style-name="T74"/></text:p>
      <text:p text:style-name="P6"><text:span text:style-name="T75">1. Listas</text:span></text:p>
      <text:p text:style-name="P7"><text:span text:style-name="T76">La colección más básica de Java. También, es la más usada por los programadores que no han investigado el framework de colecciones a fondo. Sin embargo, por grande que sea la tentación de usar una lista (como un<text:s/></text:span><text:span text:style-name="T77">ArrayList</text:span><text:span text:style-name="T78">) para todo,<text:s/></text:span><text:span text:style-name="T79">¡</text:span><text:span text:style-name="T80">has de resistir</text:span><text:span text:style-name="T81">!</text:span></text:p>
      <text:p text:style-name="P7"><text:span text:style-name="T82">Sabiendo los requisitos de tu aplicación, seguramente encontrarás otra colección que haga el trabajo de una lista mejor. Procura asegurarte de que cuando vas a usar una lista es porque realmente te hace falta, no porque no conoces el resto. La diferencia de rendimiento puede ser enorme. Y cuando digo enorme, me refiero a superior a un 600% en según que operaciones.</text:span></text:p>
      <text:p text:style-name="P7"><text:span text:style-name="T82">¿Qué beneficios tienen las listas?</text:span></text:p>
      <text:list text:style-name="L8">
        <text:list-item>
          <text:p text:style-name="P8"><text:span text:style-name="T82">Acceso aleatorio.</text:span></text:p>
        </text:list-item>
        <text:list-item>
          <text:p text:style-name="P8"><text:span text:style-name="T82">Permiten la ordenación (Podemos usar<text:s/></text:span><text:span text:style-name="T83">Collections.sort()<text:s/></text:span><text:span text:style-name="T84">para ordenar los elementos siguiendo el criterio que queramos).</text:span></text:p>
        </text:list-item>
        <text:list-item>
          <text:p text:style-name="P8"><text:span text:style-name="T84">Podemos añadir / eliminar elementos sin ninguna restricción.</text:span></text:p>
        </text:list-item>
        <text:list-item>
          <text:p text:style-name="P8"><text:span text:style-name="T84">Tienen un iterador especial<text:s/></text:span><text:span text:style-name="T85">ListIterator</text:span><text:span text:style-name="T86"><text:s/>que permite recorrer la lista en cualquier dirección.</text:span></text:p>
        </text:list-item>
        <text:list-item>
          <text:p text:style-name="P9"><text:span text:style-name="T86">Siguen la notación de los arrays, por lo que son fáciles de comprender.</text:span></text:p>
        </text:list-item>
      </text:list>
      <text:p text:style-name="P10"><text:span text:style-name="T86">¿Qué problemas tienen las listas?</text:span></text:p>
      <text:list text:style-name="L11">
        <text:list-item>
          <text:p text:style-name="P11"><text:span text:style-name="T86">Bajo rendimiento en operaciones concretas respecto a otras colecciones.</text:span></text:p>
        </text:list-item>
      </text:list>
      <text:p text:style-name="P12"><text:span text:style-name="T87">Tipos de Lista</text:span></text:p>
      <text:list text:style-name="L13">
        <text:list-item>
          <text:p text:style-name="P13"><text:span text:style-name="T88">ArrayList</text:span><text:span text:style-name="T89">: Muy rápida accediendo a elementos, relativamente rápida agregando elementos. Es la lista que deberías usar casi siempre.</text:span></text:p>
        </text:list-item>
        <text:list-item>
          <text:p text:style-name="P13"><text:span text:style-name="T90">LinkedList</text:span><text:span text:style-name="T91">: Una lista doblemente enlazada. Más rápida que ArrayList añadiendo elementos en su principio y eliminando elementos en general. Utilízala en lugar de ArrayList si realizas más operaciones de inserción (en posición 0) o de eliminación que de lectura. La diferencia de rendimiento es enorme.</text:span></text:p>
        </text:list-item>
        <text:list-item>
          <text:p text:style-name="P13"><text:span text:style-name="T92">Vector</text:span><text:span text:style-name="T93">: Terreno peligroso.<text:s/></text:span><text:span text:style-name="T94">Vector es una colección obsoleta</text:span><text:span text:style-name="T95">,<text:s/></text:span><text:span text:style-name="T96">así que úsala únicamente si necesitáis un ArrayList concurrente. </text:span></text:p>
        </text:list-item>
      </text:list>
      <text:p text:style-name="P14"><text:span text:style-name="T97"/></text:p>
      <text:p text:style-name="P15"><text:span text:style-name="T98">2. Sets</text:span></text:p>
      <text:p text:style-name="P16"><text:span text:style-name="T99">Los sets, o conjuntos, son colecciones que por norma general no admiten elementos iguales en su interior. Como ya sabemos, dos elementos A y B son iguales si A.equals(B).</text:span></text:p>
      <text:p text:style-name="P16"><text:span text:style-name="T99">Podemos añadir y eliminar elementos de un set, así como saber si determinado elemento está en un set, pero no tenemos acceso aleatorio, por lo que hay que tener muy claro cuando queremos usarlos.</text:span></text:p>
      <text:p text:style-name="P16"><text:span text:style-name="T99">Una colección normal, en apariencia, nos da todo lo anterior -excepto el hecho de eliminar duplicados-, así que, ¿por qué usar un Set y no una Lista?, el motivo es simple:<text:s/></text:span><text:span text:style-name="T100">eficiencia</text:span><text:span text:style-name="T101">.</text:span></text:p>
      <text:p text:style-name="P16"><text:span text:style-name="T101">¿Qué beneficios tienen los sets?</text:span></text:p>
      <text:list text:style-name="L17">
        <text:list-item>
          <text:p text:style-name="P17"><text:span text:style-name="T101">No permiten elementos duplicados.</text:span></text:p>
        </text:list-item>
        <text:list-item>
          <text:p text:style-name="P18"><text:span text:style-name="T101">Implementación muy eficiente de<text:s/></text:span><text:span text:style-name="T102">.add</text:span><text:span text:style-name="T103"><text:s/>para asegurarnos de que no hay duplicados.</text:span></text:p>
        </text:list-item>
      </text:list>
      <text:p text:style-name="P19"><text:span text:style-name="T103">¿Qué desventajas tienen?</text:span></text:p>
      <text:list text:style-name="L20">
        <text:list-item>
          <text:p text:style-name="P20"><text:span text:style-name="T103">No tienen acceso aleatorio.</text:span></text:p>
        </text:list-item>
        <text:list-item>
          <text:p text:style-name="P21"><text:span text:style-name="T103">Solo algunos tipos de set pueden ordenarse y lo hacen de forma poco eficiente.</text:span></text:p>
        </text:list-item>
      </text:list>
      <text:p text:style-name="P22"><text:span text:style-name="T104"/></text:p>
      <text:p text:style-name="P23"><text:span text:style-name="T105">Tipos de Set</text:span></text:p>
      <text:list text:style-name="L24">
        <text:list-item>
          <text:p text:style-name="P24"><text:span text:style-name="T106">HashSet</text:span><text:span text:style-name="T107">: La implementación más equilibrada de la interfaz Set. Es rápida y no permite duplicados, pero<text:s/></text:span><text:span text:style-name="T108">no tiene ningún tipo de ordenación</text:span><text:span text:style-name="T109">. Utilízala si necesitas un control de duplicados pero no ningún tipo de ordenación o acceso aleatorio.</text:span></text:p>
        </text:list-item>
        <text:list-item>
          <text:p text:style-name="P24"><text:span text:style-name="T110">LinkedHashSet</text:span><text:span text:style-name="T111">: Un HashSet que incluye ordenación de elementos por orden de entrada, una velocidad de iteración mucho mayor y un rendimiento mucho peor a la hora de añadir elementos. Utilízala si necesitas un Set ordenado por orden de inserción o si vas a usar un Set que vaya a realizar solamente operaciones de iteración.</text:span></text:p>
        </text:list-item>
        <text:list-item>
          <text:p text:style-name="P24"><text:span text:style-name="T112">TreeSet</text:span><text:span text:style-name="T113">: Un set que incluye una implementación de un árbol.<text:s text:c="2"/>Este Set puede ser ordenado, pero su rendimiento es mucho peor en cualquier operación (menos iteración) respecto a un HashSet. Utilízalo solo si necesitas un Set con un criterio de ordenación específico y ten cuidado con las inserciones.</text:span></text:p>
        </text:list-item>
        <text:list-item>
          <text:p text:style-name="P24"><text:span text:style-name="T114">EnumSet</text:span><text:span text:style-name="T115">: La mejor implementación de Set para tipos enumerados (Enum). Utilízala si quieres crear un Set de Enums.</text:span><text:span text:style-name="T116"/></text:p>
        </text:list-item>
      </text:list>
      <text:p text:style-name="P25"><text:span text:style-name="T117">3. Maps</text:span></text:p>
      <text:p text:style-name="P26"><text:span text:style-name="T118">Los maps son colecciones que asocian un valor con una clave. Tanto la clave como el valor pueden ser cualquier tipo de datos de Java: Objetos, primitivos, otras colecciones, etc.</text:span></text:p>
      <text:p text:style-name="P26"><text:span text:style-name="T118">Las implementaciones son muy parecidas a los Sets debido a que, internamente, utilizan un Set (la implementación varía según el tipo de Map) para garantizar que no hay elementos duplicados en las claves.</text:span></text:p>
      <text:p text:style-name="P26"><text:span text:style-name="T118">¿Que ventajas tienen los mapas?</text:span></text:p>
      <text:list text:style-name="L27">
        <text:list-item>
          <text:p text:style-name="P27"><text:span text:style-name="T118">Asociación clave -&gt; valor.</text:span></text:p>
        </text:list-item>
        <text:list-item>
          <text:p text:style-name="P27"><text:span text:style-name="T118">Gracias a que utilizan internamente un Set, garantizan que no habrá dos claves iguales.</text:span></text:p>
        </text:list-item>
        <text:list-item>
          <text:p text:style-name="P28"><text:span text:style-name="T118">Es fácil reconocer cuando necesitamos usar un Map.</text:span></text:p>
        </text:list-item>
      </text:list>
      <text:p text:style-name="P29"><text:span text:style-name="T118">¿Qué desventajas tienen los mapas?</text:span></text:p>
      <text:list text:style-name="L30">
        <text:list-item>
          <text:p text:style-name="P30"><text:span text:style-name="T118">Rendimiento no muy elevado comparado con otras colecciones.</text:span></text:p>
        </text:list-item>
      </text:list>
      <text:p text:style-name="P31"><text:span text:style-name="T119">Tipos de Map</text:span></text:p>
      <text:list text:style-name="L32">
        <text:list-item>
          <text:p text:style-name="P32"><text:span text:style-name="T120">HashMap</text:span><text:span text:style-name="T121">: La implementación más genérica de Map. Un array clave-&gt;valor que no garantiza el orden de las claves (de la misma forma que un HashSet). Si necesitas un Map no-concurrente que no requiera ordenación de claves, este es el tuyo. Si os fijáis en el código de HashSet, veréis que curiosamente utiliza un HashMap internamente.</text:span></text:p>
        </text:list-item>
        <text:list-item>
          <text:p text:style-name="P32"><text:span text:style-name="T122">LinkedHashMap</text:span><text:span text:style-name="T123">: Implementación de map que garantiza orden de claves por su tiempo de inserción; es decir, las claves que primero se creen serán las primeras. También puede configurarse para que la orden de claves sea por tiempo de acceso (las claves que sean accedidas precederán a las que no son usadas). Itera más rápido que un HashMap, pero inserta y elimina mucho peor. Utilizalo cuando necesites un HashMap ordenado por orden de inserción de clave.</text:span></text:p>
        </text:list-item>
        <text:list-item>
          <text:p text:style-name="P32"><text:span text:style-name="T124">TreeMap</text:span><text:span text:style-name="T125">: Un Map que permite que sus claves puedan ser ordenadas, de la misma forma que<text:s/></text:span><text:span text:style-name="T126">TreeSet. Ú</text:span><text:span text:style-name="T127">salo en lugar de un HashMap solo si necesitas esta ordenación, ya que su rendimiento es mucho peor que el de HashMap en casi todas las operaciones (excepto iteración).</text:span></text:p>
        </text:list-item>
        <text:list-item>
          <text:p text:style-name="P32"><text:span text:style-name="T128">EnumMap</text:span><text:span text:style-name="T129">: Un Map de alto rendimiento cuyas claves son Enumeraciones (Enum). Muy similar a EnumSet. Usadlo si vais a usar Enums como claves.</text:span><text:span text:style-name="T130"/></text:p>
        </text:list-item>
      </text:list>
      <text:p text:style-name="P33"><text:span text:style-name="T131">4. Colas</text:span></text:p>
      <text:p text:style-name="P34"><text:span text:style-name="T132">Las colas son estructuras que ofrecen un gran rendimiento al obtener elementos de su principio o de su final, representando colas LIFO / FIFO, aunque también veremos colas ordenadas en función de otros criterios.</text:span></text:p>
      <text:p text:style-name="P34"><text:span text:style-name="T132">Deberás usar una cola cuando vayas a recuperar siempre el primer o último elemento de una serie. Se usan para implementar las mencionadas colas LIFO / FIFO, así como colas de prioridades (como puede ser un sistema de tareas o de procesos).</text:span></text:p>
      <text:p text:style-name="P34"><text:span text:style-name="T132">Cabe destacar que hay dos tipos de colas,<text:s/></text:span><text:span text:style-name="T133">Queues</text:span><text:span text:style-name="T134"><text:s/>y<text:s/></text:span><text:span text:style-name="T135">Deques</text:span><text:span text:style-name="T136">. Las primeras solo proporcionan métodos para acceder al último elemento de la cola, mientras que las<text:s/></text:span><text:span text:style-name="T137">Deques</text:span><text:span text:style-name="T138"><text:s/>permiten acceder a cualquiera de los dos extremos.</text:span></text:p>
      <text:p text:style-name="P34"><text:span text:style-name="T138">¿Qué ventajas tienen las colas?</text:span></text:p>
      <text:list text:style-name="L35">
        <text:list-item>
          <text:p text:style-name="P35"><text:span text:style-name="T138">Ofrecen un gran rendimiento al recuperar el primer o último objeto de la cola.</text:span></text:p>
        </text:list-item>
        <text:list-item>
          <text:p text:style-name="P36"><text:span text:style-name="T138">Permiten crear estructuras LIFO / FIFO o colas de prioridades con muy buen rendimiento.</text:span></text:p>
        </text:list-item>
      </text:list>
      <text:p text:style-name="P37"><text:span text:style-name="T138">¿Qué desventajas tienen las colas?</text:span></text:p>
      <text:list text:style-name="L38">
        <text:list-item>
          <text:p text:style-name="P38"><text:span text:style-name="T138">La iteración por las colas suele ser muy lenta.</text:span></text:p>
        </text:list-item>
        <text:list-item>
          <text:p text:style-name="P39"><text:span text:style-name="T138">El acceso aleatorio, de la misma manera, es muy lento.</text:span></text:p>
        </text:list-item>
      </text:list>
      <text:p text:style-name="P40"><text:span text:style-name="T139">Tipos de colas</text:span></text:p>
      <text:list text:style-name="L41">
        <text:list-item>
          <text:p text:style-name="P41"><text:span text:style-name="T140">ArrayDeque</text:span><text:span text:style-name="T141">: Una implementación de<text:s/></text:span><text:span text:style-name="T142">Deque</text:span><text:span text:style-name="T143"><text:s/>de rendimiento excepcional. Implementa tanto cola LIFO como FIFO al ser una<text:s/></text:span><text:span text:style-name="T144">Deque</text:span><text:span text:style-name="T145"><text:s/>y es la Cola que deberías usar si quieres implementar una de estas dos estructuras.</text:span></text:p>
        </text:list-item>
        <text:list-item>
          <text:p text:style-name="P41"><text:span text:style-name="T146">PriorityQueue</text:span><text:span text:style-name="T147">: Una cola que se ordena mediante un<text:s/></text:span><text:span text:style-name="T148">Comparator</text:span><text:span text:style-name="T149">, permitiendo crear una Cola donde el primer elemento no dependerá de su tiempo de inserción, sino de cualquier otro factor (tamaño, prioridad, etc). Deberemos usarlo cuando necesitemos este comparator, ya que ArrayDeque no lo permite.</text:span><text:span text:style-name="T150"/></text:p>
        </text:list-item>
      </text:list>
      <text:p text:style-name="P42"><text:span text:style-name="T150"/></text:p>
      <text:p text:style-name="P42"><text:span text:style-name="T151">En el lenguaje de programación Java un hashCode es un identificador de 32 bits que se almacena en cada instancia de la clase.</text:span><text:span text:style-name="T152"/></text:p>
      <text:p text:style-name="P43"><text:span text:style-name="T153">HASHSET</text:span><text:span text:style-name="T154"/></text:p>
      <text:p text:style-name="P44"><text:span text:style-name="T155">HashSet es un CONJUNTO, es la clase que vamos a utilizar para implementar la interfaz SET ya que es quizás la más usada. Sirve para acceder a una colección sin elementos repetidos (hay que saber cuándo dos objetos son considerados iguales, para ello se usan equals() y hashcode()).</text:span></text:p>
      <text:p text:style-name="P44"><text:span text:style-name="T155">Esta clase implementa la interface SET basada en una tabla hash. A modo resumen para nosotros una tabla hash será una tabla que se construye en base a claves que permiten localizar objetos. Por ejemplo un DNI podría ser la clave para localizar a una persona.</text:span></text:p>
      <text:p text:style-name="P44"><text:span text:style-name="T155">Internamente gestiona un array y guarda los objetos utilizando un índice calculado con un código hash del objeto.</text:span></text:p>
      <text:p text:style-name="P44"><text:span text:style-name="T155">En esta clase la clave da la posición del objeto en la tabla, permitiendo un acceso directo al elemento. Este acceso directo hace que esta clase sea ideal para búsqueda, inserción y borrado de elementos en base a una clave o llave. No hay garantía de orden (por ejemplo si hacemos un recorrido de los objetos dentro de un HashSet no siempre los obtendremos en igual orden) y se permite el uso de elementos nulos.</text:span></text:p>
      <text:list text:style-name="L45">
        <text:list-item>
          <text:p text:style-name="P45"><text:span text:style-name="T156">add(Object o):<text:s/></text:span><text:span text:style-name="T157">añade el objeto pasado por parámetro al Set siempre que éste no exista ya, y devuelve un booleano.</text:span></text:p>
        </text:list-item>
        <text:list-item>
          <text:p text:style-name="P45"><text:span text:style-name="T158">clear()</text:span><text:span text:style-name="T159">: Elimina a todos los elementos del Set.</text:span></text:p>
        </text:list-item>
        <text:list-item>
          <text:p text:style-name="P45"><text:span text:style-name="T160">contains(Object o)</text:span><text:span text:style-name="T161">: devuelve true si el Set contiene el objeto pasado por parámetro. Para ello, se compara de forma interna con el método equals (o.equals(x);) o con el método hashCode().</text:span></text:p>
        </text:list-item>
        <text:list-item>
          <text:p text:style-name="P45"><text:span text:style-name="T162">isEmpty()</text:span><text:span text:style-name="T163">: devuelve true si el Set está vacío.</text:span></text:p>
        </text:list-item>
        <text:list-item>
          <text:p text:style-name="P45"><text:span text:style-name="T164">iterator()</text:span><text:span text:style-name="T165">: devuelve un iterador</text:span></text:p>
        </text:list-item>
        <text:list-item>
          <text:p text:style-name="P45"><text:span text:style-name="T166">remove(Object o)</text:span><text:span text:style-name="T167">: elimina el objeto pasado por parámetro si existe y devuelve un booleano.</text:span></text:p>
        </text:list-item>
        <text:list-item>
          <text:p text:style-name="P46"><text:span text:style-name="T168">size()</text:span><text:span text:style-name="T169">: devuelve un entero que es el número de elementos del Set.</text:span><text:span text:style-name="T170"/></text:p>
        </text:list-item>
      </text:list>
      <text:p text:style-name="P47"><text:span text:style-name="T170"/></text:p>
      <text:p text:style-name="P47"><text:span text:style-name="T171">El algoritmo de búsqueda de un elemento en la colección es el siguiente</text:span></text:p>
      <text:list text:style-name="L48">
        <text:list-item>
          <text:p text:style-name="P48"><text:span text:style-name="T171">Encuentra el elemento (Objeto) mediante el hashcode. </text:span></text:p>
        </text:list-item>
        <text:list-item>
          <text:p text:style-name="P49"><text:span text:style-name="T171">Se realiza la comparación , si el objeto es igual, mediante el método .equals().</text:span><text:span text:style-name="T172"/></text:p>
        </text:list-item>
      </text:list>
      <text:p text:style-name="P50"><text:span text:style-name="T173">Ejemplo.- </text:span></text:p>
      <text:p text:style-name="P51"><text:span text:style-name="T174">public</text:span><text:span text:style-name="T175"><text:s/></text:span><text:span text:style-name="T176">class</text:span><text:span text:style-name="T177"><text:s/>Alumnos<text:s/></text:span><text:span text:style-name="T178">{</text:span></text:p>
      <text:p text:style-name="P51"><text:span text:style-name="T179"><text:s text:c="4"/></text:span><text:span text:style-name="T180">private</text:span><text:span text:style-name="T181"><text:s/></text:span><text:span text:style-name="T182">int</text:span><text:span text:style-name="T183"><text:s/>age;</text:span></text:p>
      <text:p text:style-name="P51"><text:span text:style-name="T183"><text:s text:c="4"/></text:span><text:span text:style-name="T184">private</text:span><text:span text:style-name="T185"><text:s/></text:span><text:span text:style-name="T186">String</text:span><text:span text:style-name="T187"><text:s/>name;</text:span></text:p>
      <text:p text:style-name="P51"><text:span text:style-name="T188"/></text:p>
      <text:p text:style-name="P51"><text:span text:style-name="T189"><text:s text:c="4"/>Alumnos(</text:span><text:span text:style-name="T190">String</text:span><text:span text:style-name="T191"><text:s/>name, int age){</text:span></text:p>
      <text:p text:style-name="P51"><text:span text:style-name="T191"><text:s text:c="11"/></text:span><text:span text:style-name="T192">this</text:span><text:span text:style-name="T193">.nam</text:span><text:span text:style-name="T194">e</text:span><text:span text:style-name="T195"><text:s/>= name;</text:span></text:p>
      <text:p text:style-name="P51"><text:span text:style-name="T195"><text:s text:c="11"/></text:span><text:span text:style-name="T196">this</text:span><text:span text:style-name="T197">.</text:span><text:span text:style-name="T198">age</text:span><text:span text:style-name="T199"><text:s/>= age;<text:s text:c="3"/></text:span></text:p>
      <text:p text:style-name="P51"><text:span text:style-name="T199"><text:s text:c="4"/></text:span><text:span text:style-name="T200">}</text:span></text:p>
      <text:p text:style-name="P52"><text:span text:style-name="T200">}</text:span></text:p>
      <text:p text:style-name="P53"><text:span text:style-name="T201">Lo siguiente que haremos será insertar los objetos Alumnos en un HashSet.</text:span></text:p>
      <text:p text:style-name="P54"><text:span text:style-name="T202">Alumnos person1 =<text:s/></text:span><text:span text:style-name="T203">new</text:span><text:span text:style-name="T204"><text:s/>Alumnos</text:span><text:span text:style-name="T205">(</text:span><text:span text:style-name="T206">"Juan"</text:span><text:span text:style-name="T207">,</text:span><text:span text:style-name="T208">18</text:span><text:span text:style-name="T209">)</text:span><text:span text:style-name="T210">;</text:span></text:p>
      <text:p text:style-name="P54"><text:span text:style-name="T210">Alumnos person2 =<text:s/></text:span><text:span text:style-name="T211">new</text:span><text:span text:style-name="T212"><text:s/>Alumnos</text:span><text:span text:style-name="T213">(</text:span><text:span text:style-name="T214">"Miguel"</text:span><text:span text:style-name="T215">,</text:span><text:span text:style-name="T216">25</text:span><text:span text:style-name="T217">)</text:span><text:span text:style-name="T218">;</text:span></text:p>
      <text:p text:style-name="P54"><text:span text:style-name="T218">Alumnos person3 =<text:s/></text:span><text:span text:style-name="T219">new</text:span><text:span text:style-name="T220"><text:s/>Alumnos</text:span><text:span text:style-name="T221">(</text:span><text:span text:style-name="T222">"Luis"</text:span><text:span text:style-name="T223">,</text:span><text:span text:style-name="T224">18</text:span><text:span text:style-name="T225">)</text:span><text:span text:style-name="T226">;</text:span></text:p>
      <text:p text:style-name="P54"><text:span text:style-name="T226">Alumnos person4 =<text:s/></text:span><text:span text:style-name="T227">new</text:span><text:span text:style-name="T228"><text:s/>Alumnos</text:span><text:span text:style-name="T229">(</text:span><text:span text:style-name="T230">"Luis"</text:span><text:span text:style-name="T231">,</text:span><text:span text:style-name="T232">18</text:span><text:span text:style-name="T233">)</text:span><text:span text:style-name="T234">;</text:span></text:p>
      <text:p text:style-name="P54"><text:span text:style-name="T235"/></text:p>
      <text:p text:style-name="P54"><text:span text:style-name="T236">HashSet&lt;Alumnos&gt; personas =<text:s/></text:span><text:span text:style-name="T237">new</text:span><text:span text:style-name="T238"><text:s/>HashSet&lt;Alumnos&gt;</text:span><text:span text:style-name="T239">()</text:span><text:span text:style-name="T240">;</text:span></text:p>
      <text:p text:style-name="P54"><text:span text:style-name="T240">personas.</text:span><text:span text:style-name="T241">add</text:span><text:span text:style-name="T242">(</text:span><text:span text:style-name="T243">person1</text:span><text:span text:style-name="T244">)</text:span><text:span text:style-name="T245">;</text:span></text:p>
      <text:p text:style-name="P54"><text:span text:style-name="T245">personas.</text:span><text:span text:style-name="T246">add</text:span><text:span text:style-name="T247">(</text:span><text:span text:style-name="T248">person2</text:span><text:span text:style-name="T249">)</text:span><text:span text:style-name="T250">;</text:span></text:p>
      <text:p text:style-name="P54"><text:span text:style-name="T250">personas.</text:span><text:span text:style-name="T251">add</text:span><text:span text:style-name="T252">(</text:span><text:span text:style-name="T253">person3</text:span><text:span text:style-name="T254">)</text:span><text:span text:style-name="T255">;</text:span></text:p>
      <text:p text:style-name="P55"><text:span text:style-name="T255">personas.</text:span><text:span text:style-name="T256">add</text:span><text:span text:style-name="T257">(</text:span><text:span text:style-name="T258">person4</text:span><text:span text:style-name="T259">)</text:span><text:span text:style-name="T260">;</text:span></text:p>
      <text:p text:style-name="P56"><text:span text:style-name="T261">Si verificamos el tamaño del HashSet alumnos veremos que nos devuelve "4", ya que por defecto el HashSet no realiza ninguna comparación.</text:span></text:p>
      <text:p text:style-name="P57"><text:span text:style-name="T262">System.out.println</text:span><text:span text:style-name="T263">(</text:span><text:span text:style-name="T264">personas.</text:span><text:span text:style-name="T265">size</text:span><text:span text:style-name="T266">())</text:span><text:span text:style-name="T267">;</text:span></text:p>
      <text:p text:style-name="P58"><text:span text:style-name="T268">Ahora vamos a cambiar el comportamiento de la clase Alumnos para que al insertarlo en un HashSet se valide si el elemento insertado ya existe.</text:span></text:p>
      <text:p text:style-name="P58"><text:span text:style-name="T268">Sobrescribimos el método .equals() de tal manera que dos objetos Alumno serán iguales si coinciden sus nombres.</text:span></text:p>
      <text:p text:style-name="P59"><text:span text:style-name="T269">public</text:span><text:span text:style-name="T270"><text:s/>boolean equals(</text:span><text:span text:style-name="T271">Object</text:span><text:span text:style-name="T272"><text:s/>o) {</text:span></text:p>
      <text:p text:style-name="P59"><text:span text:style-name="T272"><text:s text:c="2"/>if (o<text:s/></text:span><text:span text:style-name="T273">instanceof</text:span><text:span text:style-name="T274"><text:s/>Alumnos</text:span><text:span text:style-name="T275">)</text:span><text:span text:style-name="T276"><text:s/></text:span><text:span text:style-name="T277">{</text:span></text:p>
      <text:p text:style-name="P59"><text:span text:style-name="T278"><text:s text:c="4"/>Alumnos p =<text:s/></text:span><text:span text:style-name="T279">(</text:span><text:span text:style-name="T280">Alumnos</text:span><text:span text:style-name="T281">)</text:span><text:span text:style-name="T282">o;</text:span></text:p>
      <text:p text:style-name="P59"><text:span text:style-name="T282"><text:s text:c="4"/></text:span><text:span text:style-name="T283">return</text:span><text:span text:style-name="T284"><text:s/></text:span><text:span text:style-name="T285">this</text:span><text:span text:style-name="T286">.</text:span><text:span text:style-name="T287">name</text:span><text:span text:style-name="T288">.</text:span><text:span text:style-name="T289">equals</text:span><text:span text:style-name="T290">(</text:span><text:span text:style-name="T291">p.</text:span><text:span text:style-name="T292">name</text:span><text:span text:style-name="T293">)</text:span><text:span text:style-name="T294">;</text:span></text:p>
      <text:p text:style-name="P59"><text:span text:style-name="T294"><text:s text:c="2"/></text:span><text:span text:style-name="T295">}</text:span><text:span text:style-name="T296"><text:s/></text:span><text:span text:style-name="T297">else</text:span><text:span text:style-name="T298"><text:s/></text:span><text:span text:style-name="T299">{</text:span></text:p>
      <text:p text:style-name="P59"><text:span text:style-name="T300"><text:s text:c="4"/></text:span><text:span text:style-name="T301">return</text:span><text:span text:style-name="T302"><text:s/></text:span><text:span text:style-name="T303">false</text:span><text:span text:style-name="T304">;</text:span></text:p>
      <text:p text:style-name="P59"><text:span text:style-name="T304"><text:s text:c="2"/></text:span><text:span text:style-name="T305">}</text:span></text:p>
      <text:p text:style-name="P60"><text:span text:style-name="T305">}</text:span></text:p>
      <text:p text:style-name="P61"><text:span text:style-name="T306">De igual manera sobrescribimos el método .hashCode(). </text:span></text:p>
      <text:p text:style-name="P62"><text:span text:style-name="T307">@Override</text:span></text:p>
      <text:p text:style-name="P62"><text:span text:style-name="T308">public</text:span><text:span text:style-name="T309"><text:s/></text:span><text:span text:style-name="T310">int</text:span><text:span text:style-name="T311"><text:s/>hashCode</text:span><text:span text:style-name="T312">()</text:span><text:span text:style-name="T313"><text:s/></text:span><text:span text:style-name="T314">{</text:span></text:p>
      <text:p text:style-name="P62"><text:span text:style-name="T315"><text:s text:c="2"/></text:span><text:span text:style-name="T316">return</text:span><text:span text:style-name="T317"><text:s/>this.name.hashCode();</text:span></text:p>
      <text:p text:style-name="P63"><text:span text:style-name="T318">}</text:span></text:p>
      <text:p text:style-name="P64"><text:span text:style-name="T319">Ahora, una vez sobrescritos los métodos .hashCode() y .equals(), si verificamos el tamaño del HashSet alumnos veremos que nos devuelve "3" ya que, si hay un elemento igual, el metodo .add() devolvera false.</text:span></text:p>
      <text:p text:style-name="P64"><text:span text:style-name="T319">Una cosa que hay que tener en cuenta es que si se sobreescribe solo uno de sus métodos ya sea .hashCode() o .equals() no tendremos el comportamiento deseado. Hay que sobrescribir los dos.</text:span></text:p>
      <text:p text:style-name="P65"><text:span text:style-name="T320">"Si dos objetos son iguales usando<text:s/></text:span><text:span text:style-name="T321">equals()</text:span><text:span text:style-name="T322">, entonces la invocación a<text:s/></text:span><text:span text:style-name="T323">hashCode()</text:span><text:span text:style-name="T324"><text:s/>de ambos objetos debe retornar el mismo valor"</text:span></text:p>
      <text:p text:style-name="P66"><text:span text:style-name="T325">HashMap</text:span></text:p>
      <text:p text:style-name="P67"><text:span text:style-name="T326">Un HashMap permite guardar elementos, donde cada elemento es un par<text:s/></text:span><text:span text:style-name="T327">clave/valor</text:span><text:span text:style-name="T328">. A diferencia de un array simple donde se guarda el valor en un índice en concreto, un HashMap determina el índice él mismo basándose en el valor hash (hashcode) generado a partir de la clave.</text:span></text:p>
      <text:p text:style-name="P67"><text:span text:style-name="T328">En el HashMap no debe haber claves duplicadas, pero puede tener valores duplicados. Map no deriva de Collection, algunos de los métodos de la interface Map son los siguientes:</text:span></text:p>
      <text:list text:style-name="L68">
        <text:list-item>
          <text:p text:style-name="P68"><text:span text:style-name="T329">clear()</text:span><text:span text:style-name="T330">: elimina todos los mapeos del Map.</text:span></text:p>
        </text:list-item>
        <text:list-item>
          <text:p text:style-name="P68"><text:span text:style-name="T331">containsKey(Object clave)</text:span><text:span text:style-name="T332">: devuelve true si el Map contiene un mapeo igual que el objeto pasado por parámetro, es decir, si la colección está utilizando dicha clave para localizar algún elemento.</text:span></text:p>
        </text:list-item>
        <text:list-item>
          <text:p text:style-name="P69"><text:span text:style-name="T333">containsValue(Object valor)</text:span><text:span text:style-name="T334">: devuelve true si el valor pertenece a la colección.</text:span></text:p>
        </text:list-item>
        <text:list-item>
          <text:p text:style-name="P69"><text:span text:style-name="T335">get(Object clave)</text:span><text:span text:style-name="T336">: devuelve el objeto valor de la clave pasada por parámetro; o null si el Map no encuentra ningún mapeo con esta clave.</text:span></text:p>
        </text:list-item>
        <text:list-item>
          <text:p text:style-name="P69"><text:span text:style-name="T337">isEmpty()</text:span><text:span text:style-name="T338">: devuelve true si el Map está vacío.</text:span></text:p>
        </text:list-item>
        <text:list-item>
          <text:p text:style-name="P69"><text:span text:style-name="T339">put(Clave clave, Valor valor)</text:span><text:span text:style-name="T340">: inserta el elemento valor a la colección asociándolo con la clave especificada.</text:span></text:p>
        </text:list-item>
        <text:list-item>
          <text:p text:style-name="P69"><text:span text:style-name="T341">keySet():</text:span><text:span text:style-name="T342"><text:s/>devuelve el conjunto de claves utilizadas en el mapa.</text:span></text:p>
        </text:list-item>
        <text:list-item>
          <text:p text:style-name="P69"><text:span text:style-name="T343">values():</text:span><text:span text:style-name="T344"><text:s/>devuelve el contenido de valores contenidos en el mapa.</text:span></text:p>
        </text:list-item>
        <text:list-item>
          <text:p text:style-name="P69"><text:span text:style-name="T345">remove(Object clave)</text:span><text:span text:style-name="T346">: elimina el mapeo que tenga la clave pasada por parámetro si existe, devolviendo el valor de dicho mapeo. La clave también se elimina permitiendo que pueda ser utilizada para otros elementos.</text:span></text:p>
        </text:list-item>
        <text:list-item>
          <text:p text:style-name="P70"><text:span text:style-name="T347">size()</text:span><text:span text:style-name="T348">: devuelve un entero con el número de elementos del Map.</text:span></text:p>
        </text:list-item>
        <text:list-item>
          <text:p text:style-name="P70"><text:span text:style-name="T349">entrySet():</text:span><text:span text:style-name="T350"><text:s/>Devuelve un objeto Set creado a partir de los valores de la colección.</text:span><text:span text:style-name="T351"/></text:p>
        </text:list-item>
      </text:list>
      <text:p text:style-name="P71"><text:span text:style-name="T352">Ejemplo1.-</text:span></text:p>
      <text:p text:style-name="P72"><text:span text:style-name="T353">Map&lt;String,String&gt; mapa = new HashMap&lt;String,String&gt;();</text:span></text:p>
      <text:p text:style-name="P73"><text:span text:style-name="T353"><text:s text:c="19"/></text:span></text:p>
      <text:p text:style-name="P73"><text:span text:style-name="T353">mapa.put("1","Luis");</text:span></text:p>
      <text:p text:style-name="P73"><text:span text:style-name="T353">mapa.put("2","Amaya");</text:span></text:p>
      <text:p text:style-name="P73"><text:span text:style-name="T353">mapa.put("3","Julio");</text:span></text:p>
      <text:p text:style-name="P73"><text:span text:style-name="T354"/></text:p>
      <text:p text:style-name="P73"><text:span text:style-name="T355">// Al añadir un elemento con clave existente. Se sobrescribe su valor</text:span></text:p>
      <text:p text:style-name="P73"><text:span text:style-name="T355">// ya que no puede haber valores duplicados</text:span></text:p>
      <text:p text:style-name="P73"><text:span text:style-name="T356"/></text:p>
      <text:p text:style-name="P73"><text:span text:style-name="T357">mapa.put("1","Victor");</text:span></text:p>
      <text:p text:style-name="P73"><text:span text:style-name="T358"/></text:p>
      <text:p text:style-name="P74"><text:span text:style-name="T359">//<text:s text:c="2"/>El método<text:s/></text:span><text:a xlink:href="http://www.w3api.com/wiki/Java:HashMap.size()"><text:span text:style-name="T361">.size()</text:span></text:a><text:span text:style-name="T362"><text:s/>nos devolverá un tamaño de 3</text:span></text:p>
      <text:p text:style-name="P75"><text:span text:style-name="T363">System.out.println(m.keySet());</text:span></text:p>
      <text:p text:style-name="P76"><text:span text:style-name="T363">System.out.println(m.values());</text:span></text:p>
      <text:p text:style-name="P77"><text:span text:style-name="T364">Ejemplo2.-</text:span></text:p>
      <text:p text:style-name="P78"><text:span text:style-name="T365">Map &lt;Alumnos,String&gt; m =<text:s/></text:span><text:span text:style-name="T366">new</text:span><text:span text:style-name="T367"><text:s/>HashMap&lt;Alumnos,String&gt;</text:span><text:span text:style-name="T368">()</text:span><text:span text:style-name="T369">;</text:span></text:p>
      <text:p text:style-name="P78"><text:span text:style-name="T370"/></text:p>
      <text:p text:style-name="P78"><text:span text:style-name="T371">m.</text:span><text:span text:style-name="T372">put</text:span><text:span text:style-name="T373">(</text:span><text:span text:style-name="T374">person1,<text:s/></text:span><text:span text:style-name="T375">"valor1"</text:span><text:span text:style-name="T376">)</text:span><text:span text:style-name="T377">;</text:span></text:p>
      <text:p text:style-name="P78"><text:span text:style-name="T377">m.</text:span><text:span text:style-name="T378">put</text:span><text:span text:style-name="T379">(</text:span><text:span text:style-name="T380">person2,<text:s/></text:span><text:span text:style-name="T381">"valor2"</text:span><text:span text:style-name="T382">)</text:span><text:span text:style-name="T383">;</text:span></text:p>
      <text:p text:style-name="P78"><text:span text:style-name="T383">m.</text:span><text:span text:style-name="T384">put</text:span><text:span text:style-name="T385">(</text:span><text:span text:style-name="T386">person3,<text:s/></text:span><text:span text:style-name="T387">"valor1"</text:span><text:span text:style-name="T388">)</text:span><text:span text:style-name="T389">;</text:span></text:p>
      <text:p text:style-name="P79"><text:span text:style-name="T389">m.</text:span><text:span text:style-name="T390">put</text:span><text:span text:style-name="T391">(</text:span><text:span text:style-name="T392">person4,<text:s/></text:span><text:span text:style-name="T393">"mi valor"</text:span><text:span text:style-name="T394">)</text:span><text:span text:style-name="T395">;</text:span></text:p>
      <text:p text:style-name="P80"><text:span text:style-name="T396">Para que se pueda distinguir entre objetos iguales, al igual que para la clase HashSet, habrá que sobreescribir los métodos .hashCode() y .equals()</text:span></text:p>
      <text:p text:style-name="P80"><text:span text:style-name="T396"/></text:p>
      <text:p text:style-name="P80"><text:span text:style-name="T396"/></text:p>
      <text:p text:style-name="P80"><text:span text:style-name="T396"/></text:p>
      <text:p text:style-name="P80"><text:span text:style-name="T396"/></text:p>
      <text:p text:style-name="P80"><text:span text:style-name="T39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